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size="10pt" style:font-size-asian="10pt" style:font-size-complex="10pt"/>
    </style:style>
    <style:style style:name="ce17" style:family="table-cell" style:parent-style-name="Default" style:data-style-name="N37"/>
    <style:style style:name="ce18" style:family="table-cell" style:parent-style-name="Excel_BuiltIn_Comma" style:data-style-name="N38">
      <style:table-cell-properties style:vertical-align="automatic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JUN-201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8 ?f8 L ?f9 ?f8 ?f9 ?f9 ?f8 ?f9 ?f8 ?f8 Z N" draw:text-areas="?f10 ?f12 ?f11 ?f13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1600"/>
                <draw:equation draw:name="f7" draw:formula="?f4 / 21600"/>
                <draw:equation draw:name="f8" draw:formula="0"/>
                <draw:equation draw:name="f9" draw:formula="21600"/>
                <draw:equation draw:name="f10" draw:formula="?f0 / ?f6"/>
                <draw:equation draw:name="f11" draw:formula="?f1 / ?f6"/>
                <draw:equation draw:name="f12" draw:formula="?f2 / ?f7"/>
                <draw:equation draw:name="f13" draw:formula="?f3 / ?f7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30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1">
            <text:p>Período: Junho-2015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27" table:style-name="ce1"/>
          <table:table-cell table:style-name="ce8"/>
          <table:table-cell table:number-columns-repeated="16355" table:style-name="ce1"/>
        </table:table-row>
        <table:table-row table:style-name="ro6">
          <table:table-cell office:value-type="string" table:style-name="ce9">
            <text:p>Em R$1,00</text:p>
          </table:table-cell>
          <table:table-cell table:number-columns-repeated="27" table:style-name="ce1"/>
          <table:table-cell table:style-name="ce8"/>
          <table:table-cell table:number-columns-repeated="16355" table:style-name="ce1"/>
        </table:table-row>
        <table:table-row table:style-name="ro7">
          <table:table-cell office:value-type="string" table:style-name="ce10">
            <text:p>RECEITAS</text:p>
          </table:table-cell>
          <table:table-cell office:value-type="string" table:style-name="ce11">
            <text:p>AC</text:p>
          </table:table-cell>
          <table:table-cell office:value-type="string" table:style-name="ce11">
            <text:p>AL</text:p>
          </table:table-cell>
          <table:table-cell office:value-type="string" table:style-name="ce11">
            <text:p>AM</text:p>
          </table:table-cell>
          <table:table-cell office:value-type="string" table:style-name="ce11">
            <text:p>AP</text:p>
          </table:table-cell>
          <table:table-cell office:value-type="string" table:style-name="ce11">
            <text:p>BA</text:p>
          </table:table-cell>
          <table:table-cell office:value-type="string" table:style-name="ce11">
            <text:p>CE</text:p>
          </table:table-cell>
          <table:table-cell office:value-type="string" table:style-name="ce11">
            <text:p>DF</text:p>
          </table:table-cell>
          <table:table-cell office:value-type="string" table:style-name="ce11">
            <text:p>ES</text:p>
          </table:table-cell>
          <table:table-cell office:value-type="string" table:style-name="ce11">
            <text:p>GO</text:p>
          </table:table-cell>
          <table:table-cell office:value-type="string" table:style-name="ce11">
            <text:p>MA</text:p>
          </table:table-cell>
          <table:table-cell office:value-type="string" table:style-name="ce11">
            <text:p>MG</text:p>
          </table:table-cell>
          <table:table-cell office:value-type="string" table:style-name="ce11">
            <text:p>MS</text:p>
          </table:table-cell>
          <table:table-cell office:value-type="string" table:style-name="ce11">
            <text:p>MT</text:p>
          </table:table-cell>
          <table:table-cell office:value-type="string" table:style-name="ce11">
            <text:p>PA</text:p>
          </table:table-cell>
          <table:table-cell office:value-type="string" table:style-name="ce11">
            <text:p>PB</text:p>
          </table:table-cell>
          <table:table-cell office:value-type="string" table:style-name="ce11">
            <text:p>PE</text:p>
          </table:table-cell>
          <table:table-cell office:value-type="string" table:style-name="ce11">
            <text:p>PI</text:p>
          </table:table-cell>
          <table:table-cell office:value-type="string" table:style-name="ce11">
            <text:p>PR</text:p>
          </table:table-cell>
          <table:table-cell office:value-type="string" table:style-name="ce11">
            <text:p>RJ</text:p>
          </table:table-cell>
          <table:table-cell office:value-type="string" table:style-name="ce11">
            <text:p>RN</text:p>
          </table:table-cell>
          <table:table-cell office:value-type="string" table:style-name="ce11">
            <text:p>RO</text:p>
          </table:table-cell>
          <table:table-cell office:value-type="string" table:style-name="ce11">
            <text:p>RR</text:p>
          </table:table-cell>
          <table:table-cell office:value-type="string" table:style-name="ce11">
            <text:p>RS</text:p>
          </table:table-cell>
          <table:table-cell office:value-type="string" table:style-name="ce11">
            <text:p>SC</text:p>
          </table:table-cell>
          <table:table-cell office:value-type="string" table:style-name="ce11">
            <text:p>SE</text:p>
          </table:table-cell>
          <table:table-cell office:value-type="string" table:style-name="ce11">
            <text:p>SP</text:p>
          </table:table-cell>
          <table:table-cell office:value-type="string" table:style-name="ce11">
            <text:p>TO</text:p>
          </table:table-cell>
          <table:table-cell office:value-type="string" table:style-name="ce12">
            <text:p>TOTAL</text:p>
          </table:table-cell>
          <table:table-cell table:number-columns-repeated="16355" table:style-name="ce13"/>
        </table:table-row>
        <table:table-row table:style-name="ro6">
          <table:table-cell office:value-type="string" table:style-name="ce14">
            <text:p>IMPOSTO SOBRE IMPORTAÇÃO</text:p>
          </table:table-cell>
          <table:table-cell office:value-type="float" office:value="1300.24" table:style-name="ce15">
            <text:p>1.300<text:s/></text:p>
          </table:table-cell>
          <table:table-cell office:value-type="float" office:value="121881.93" table:style-name="ce15">
            <text:p>121.882<text:s/></text:p>
          </table:table-cell>
          <table:table-cell office:value-type="float" office:value="49796294.579999998" table:style-name="ce15">
            <text:p>49.796.295<text:s/></text:p>
          </table:table-cell>
          <table:table-cell office:value-type="float" office:value="30437.4" table:style-name="ce15">
            <text:p>30.437<text:s/></text:p>
          </table:table-cell>
          <table:table-cell office:value-type="float" office:value="70036383.540000007" table:style-name="ce15">
            <text:p>70.036.384<text:s/></text:p>
          </table:table-cell>
          <table:table-cell office:value-type="float" office:value="51362531.710000001" table:style-name="ce15">
            <text:p>51.362.532<text:s/></text:p>
          </table:table-cell>
          <table:table-cell office:value-type="float" office:value="1738968.1500000001" table:style-name="ce15">
            <text:p>1.738.968<text:s/></text:p>
          </table:table-cell>
          <table:table-cell office:value-type="float" office:value="183193290.81999999" table:style-name="ce15">
            <text:p>183.193.291<text:s/></text:p>
          </table:table-cell>
          <table:table-cell office:value-type="float" office:value="59159295.799999997" table:style-name="ce15">
            <text:p>59.159.296<text:s/></text:p>
          </table:table-cell>
          <table:table-cell office:value-type="float" office:value="5115995.5199999996" table:style-name="ce15">
            <text:p>5.115.996<text:s/></text:p>
          </table:table-cell>
          <table:table-cell office:value-type="float" office:value="95353676.819999993" table:style-name="ce15">
            <text:p>95.353.677<text:s/></text:p>
          </table:table-cell>
          <table:table-cell office:value-type="float" office:value="155954.56" table:style-name="ce15">
            <text:p>155.955<text:s/></text:p>
          </table:table-cell>
          <table:table-cell office:value-type="float" office:value="2770103.08" table:style-name="ce15">
            <text:p>2.770.103<text:s/></text:p>
          </table:table-cell>
          <table:table-cell office:value-type="float" office:value="7188799.4900000002" table:style-name="ce15">
            <text:p>7.188.799<text:s/></text:p>
          </table:table-cell>
          <table:table-cell office:value-type="float" office:value="11173391.390000001" table:style-name="ce15">
            <text:p>11.173.391<text:s/></text:p>
          </table:table-cell>
          <table:table-cell office:value-type="float" office:value="81460317.260000005" table:style-name="ce15">
            <text:p>81.460.317<text:s/></text:p>
          </table:table-cell>
          <table:table-cell office:value-type="float" office:value="18623.21" table:style-name="ce15">
            <text:p>18.623<text:s/></text:p>
          </table:table-cell>
          <table:table-cell office:value-type="float" office:value="248576180.96000001" table:style-name="ce15">
            <text:p>248.576.181<text:s/></text:p>
          </table:table-cell>
          <table:table-cell office:value-type="float" office:value="298517824.50999999" table:style-name="ce15">
            <text:p>298.517.825<text:s/></text:p>
          </table:table-cell>
          <table:table-cell office:value-type="float" office:value="1659341" table:style-name="ce15">
            <text:p>1.659.341<text:s/></text:p>
          </table:table-cell>
          <table:table-cell office:value-type="float" office:value="3810.68" table:style-name="ce15">
            <text:p>3.811<text:s/></text:p>
          </table:table-cell>
          <table:table-cell office:value-type="float" office:value="25214.63" table:style-name="ce15">
            <text:p>25.215<text:s/></text:p>
          </table:table-cell>
          <table:table-cell office:value-type="float" office:value="103591193.72" table:style-name="ce15">
            <text:p>103.591.194<text:s/></text:p>
          </table:table-cell>
          <table:table-cell office:value-type="float" office:value="405410253.5" table:style-name="ce15">
            <text:p>405.410.254<text:s/></text:p>
          </table:table-cell>
          <table:table-cell office:value-type="float" office:value="44876.06" table:style-name="ce15">
            <text:p>44.876<text:s/></text:p>
          </table:table-cell>
          <table:table-cell office:value-type="float" office:value="1498889695.4100001" table:style-name="ce15">
            <text:p>1.498.889.695<text:s/></text:p>
          </table:table-cell>
          <table:table-cell office:value-type="float" office:value="7618.95" table:style-name="ce15">
            <text:p>7.619<text:s/></text:p>
          </table:table-cell>
          <table:table-cell office:value-type="float" office:value="3175403254.9200001" table:style-name="ce16">
            <text:p>3.175.403.255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IMPOSTO SOBRE EXPORTAÇÃO</text:p>
          </table:table-cell>
          <table:table-cell office:value-type="float" office:value="0" table:style-name="ce15">
            <text:p>-<text:s/></text:p>
          </table:table-cell>
          <table:table-cell office:value-type="float" office:value="1234.93" table:style-name="ce15">
            <text:p>1.235<text:s/></text:p>
          </table:table-cell>
          <table:table-cell office:value-type="float" office:value="-20.97" table:style-name="ce15">
            <text:p>(21)</text:p>
          </table:table-cell>
          <table:table-cell office:value-type="float" office:value="0" table:style-name="ce15">
            <text:p>-<text:s/></text:p>
          </table:table-cell>
          <table:table-cell office:value-type="float" office:value="2171.8200000000002" table:style-name="ce15">
            <text:p>2.172<text:s/></text:p>
          </table:table-cell>
          <table:table-cell office:value-type="float" office:value="-18.45" table:style-name="ce15">
            <text:p>(18)</text:p>
          </table:table-cell>
          <table:table-cell office:value-type="float" office:value="1126.08" table:style-name="ce15">
            <text:p>1.126<text:s/></text:p>
          </table:table-cell>
          <table:table-cell office:value-type="float" office:value="481.91" table:style-name="ce15">
            <text:p>482<text:s/></text:p>
          </table:table-cell>
          <table:table-cell office:value-type="float" office:value="20390.46" table:style-name="ce15">
            <text:p>20.390<text:s/></text:p>
          </table:table-cell>
          <table:table-cell office:value-type="float" office:value="4016.27" table:style-name="ce15">
            <text:p>4.016<text:s/></text:p>
          </table:table-cell>
          <table:table-cell office:value-type="float" office:value="8233.4500000000007" table:style-name="ce15">
            <text:p>8.233<text:s/></text:p>
          </table:table-cell>
          <table:table-cell office:value-type="float" office:value="612116.01" table:style-name="ce15">
            <text:p>612.116<text:s/></text:p>
          </table:table-cell>
          <table:table-cell office:value-type="float" office:value="25007.82" table:style-name="ce15">
            <text:p>25.008<text:s/></text:p>
          </table:table-cell>
          <table:table-cell office:value-type="float" office:value="206733.58" table:style-name="ce15">
            <text:p>206.734<text:s/></text:p>
          </table:table-cell>
          <table:table-cell office:value-type="float" office:value="-39.5" table:style-name="ce15">
            <text:p>(40)</text:p>
          </table:table-cell>
          <table:table-cell office:value-type="float" office:value="9342.0400000000009" table:style-name="ce15">
            <text:p>9.342<text:s/></text:p>
          </table:table-cell>
          <table:table-cell office:value-type="float" office:value="-54.5" table:style-name="ce15">
            <text:p>(55)</text:p>
          </table:table-cell>
          <table:table-cell office:value-type="float" office:value="438631.62" table:style-name="ce15">
            <text:p>438.632<text:s/></text:p>
          </table:table-cell>
          <table:table-cell office:value-type="float" office:value="37769.519999999997" table:style-name="ce15">
            <text:p>37.770<text:s/></text:p>
          </table:table-cell>
          <table:table-cell office:value-type="float" office:value="70.36" table:style-name="ce15">
            <text:p>70<text:s/></text:p>
          </table:table-cell>
          <table:table-cell office:value-type="float" office:value="-14.03" table:style-name="ce15">
            <text:p>(14)</text:p>
          </table:table-cell>
          <table:table-cell office:value-type="float" office:value="-1.67" table:style-name="ce15">
            <text:p>(2)</text:p>
          </table:table-cell>
          <table:table-cell office:value-type="float" office:value="285919.2" table:style-name="ce15">
            <text:p>285.919<text:s/></text:p>
          </table:table-cell>
          <table:table-cell office:value-type="float" office:value="725083.94" table:style-name="ce15">
            <text:p>725.084<text:s/></text:p>
          </table:table-cell>
          <table:table-cell office:value-type="float" office:value="-1.35" table:style-name="ce15">
            <text:p>(1)</text:p>
          </table:table-cell>
          <table:table-cell office:value-type="float" office:value="1170214.3999999999" table:style-name="ce15">
            <text:p>1.170.214<text:s/></text:p>
          </table:table-cell>
          <table:table-cell office:value-type="float" office:value="-0.05" table:style-name="ce15">
            <text:p>(0)</text:p>
          </table:table-cell>
          <table:table-cell office:value-type="float" office:value="3548392.8899999997" table:style-name="ce16">
            <text:p>3.548.393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IPI - TOTAL</text:p>
          </table:table-cell>
          <table:table-cell office:value-type="float" office:value="23780.400000000001" table:style-name="ce15">
            <text:p>23.780<text:s/></text:p>
          </table:table-cell>
          <table:table-cell office:value-type="float" office:value="1723487.85" table:style-name="ce15">
            <text:p>1.723.488<text:s/></text:p>
          </table:table-cell>
          <table:table-cell office:value-type="float" office:value="14264168.189999999" table:style-name="ce15">
            <text:p>14.264.168<text:s/></text:p>
          </table:table-cell>
          <table:table-cell office:value-type="float" office:value="399649.93" table:style-name="ce15">
            <text:p>399.650<text:s/></text:p>
          </table:table-cell>
          <table:table-cell office:value-type="float" office:value="135951323.53" table:style-name="ce15">
            <text:p>135.951.324<text:s/></text:p>
          </table:table-cell>
          <table:table-cell office:value-type="float" office:value="41133349.630000003" table:style-name="ce15">
            <text:p>41.133.350<text:s/></text:p>
          </table:table-cell>
          <table:table-cell office:value-type="float" office:value="4208384.32" table:style-name="ce15">
            <text:p>4.208.384<text:s/></text:p>
          </table:table-cell>
          <table:table-cell office:value-type="float" office:value="193536227.55000001" table:style-name="ce15">
            <text:p>193.536.228<text:s/></text:p>
          </table:table-cell>
          <table:table-cell office:value-type="float" office:value="31972447.190000001" table:style-name="ce15">
            <text:p>31.972.447<text:s/></text:p>
          </table:table-cell>
          <table:table-cell office:value-type="float" office:value="6900115.0499999998" table:style-name="ce15">
            <text:p>6.900.115<text:s/></text:p>
          </table:table-cell>
          <table:table-cell office:value-type="float" office:value="466496108.68000001" table:style-name="ce15">
            <text:p>466.496.109<text:s/></text:p>
          </table:table-cell>
          <table:table-cell office:value-type="float" office:value="6355416.8300000001" table:style-name="ce15">
            <text:p>6.355.417<text:s/></text:p>
          </table:table-cell>
          <table:table-cell office:value-type="float" office:value="8600476.0999999996" table:style-name="ce15">
            <text:p>8.600.476<text:s/></text:p>
          </table:table-cell>
          <table:table-cell office:value-type="float" office:value="7869211.3399999999" table:style-name="ce15">
            <text:p>7.869.211<text:s/></text:p>
          </table:table-cell>
          <table:table-cell office:value-type="float" office:value="4603708.75" table:style-name="ce15">
            <text:p>4.603.709<text:s/></text:p>
          </table:table-cell>
          <table:table-cell office:value-type="float" office:value="84358083.870000005" table:style-name="ce15">
            <text:p>84.358.084<text:s/></text:p>
          </table:table-cell>
          <table:table-cell office:value-type="float" office:value="1162200.1100000001" table:style-name="ce15">
            <text:p>1.162.200<text:s/></text:p>
          </table:table-cell>
          <table:table-cell office:value-type="float" office:value="245108974.55000001" table:style-name="ce15">
            <text:p>245.108.975<text:s/></text:p>
          </table:table-cell>
          <table:table-cell office:value-type="float" office:value="296161073.67000002" table:style-name="ce15">
            <text:p>296.161.074<text:s/></text:p>
          </table:table-cell>
          <table:table-cell office:value-type="float" office:value="2718601.05" table:style-name="ce15">
            <text:p>2.718.601<text:s/></text:p>
          </table:table-cell>
          <table:table-cell office:value-type="float" office:value="1707953.97" table:style-name="ce15">
            <text:p>1.707.954<text:s/></text:p>
          </table:table-cell>
          <table:table-cell office:value-type="float" office:value="26490.54" table:style-name="ce15">
            <text:p>26.491<text:s/></text:p>
          </table:table-cell>
          <table:table-cell office:value-type="float" office:value="401287102.17000002" table:style-name="ce15">
            <text:p>401.287.102<text:s/></text:p>
          </table:table-cell>
          <table:table-cell office:value-type="float" office:value="291899240.94999999" table:style-name="ce15">
            <text:p>291.899.241<text:s/></text:p>
          </table:table-cell>
          <table:table-cell office:value-type="float" office:value="4948961.62" table:style-name="ce15">
            <text:p>4.948.962<text:s/></text:p>
          </table:table-cell>
          <table:table-cell office:value-type="float" office:value="1653274607.3399999" table:style-name="ce15">
            <text:p>1.653.274.607<text:s/></text:p>
          </table:table-cell>
          <table:table-cell office:value-type="float" office:value="267106.96999999997" table:style-name="ce15">
            <text:p>267.107<text:s/></text:p>
          </table:table-cell>
          <table:table-cell office:value-type="float" office:value="3906958252.1500001" table:style-name="ce16">
            <text:p>3.906.958.252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PI - FUMO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33586.85" table:style-name="ce15">
            <text:p>133.587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21583.27" table:style-name="ce15">
            <text:p>21.583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298099621.25999999" table:style-name="ce15">
            <text:p>298.099.621<text:s/></text:p>
          </table:table-cell>
          <table:table-cell office:value-type="float" office:value="4560" table:style-name="ce15">
            <text:p>4.560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852.67" table:style-name="ce15">
            <text:p>853<text:s/></text:p>
          </table:table-cell>
          <table:table-cell office:value-type="float" office:value="3340.18" table:style-name="ce15">
            <text:p>3.340<text:s/></text:p>
          </table:table-cell>
          <table:table-cell office:value-type="float" office:value="16250.66" table:style-name="ce15">
            <text:p>16.251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42031983.99000001" table:style-name="ce15">
            <text:p>142.031.984<text:s/></text:p>
          </table:table-cell>
          <table:table-cell office:value-type="float" office:value="1103.55" table:style-name="ce15">
            <text:p>1.104<text:s/></text:p>
          </table:table-cell>
          <table:table-cell office:value-type="float" office:value="148692.54" table:style-name="ce15">
            <text:p>148.693<text:s/></text:p>
          </table:table-cell>
          <table:table-cell office:value-type="float" office:value="375001.44" table:style-name="ce15">
            <text:p>375.001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440836576.41000009" table:style-name="ce16">
            <text:p>440.836.576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PI - BEBIDAS</text:p>
          </table:table-cell>
          <table:table-cell office:value-type="float" office:value="0" table:style-name="ce15">
            <text:p>-<text:s/></text:p>
          </table:table-cell>
          <table:table-cell office:value-type="float" office:value="122646.36" table:style-name="ce15">
            <text:p>122.646<text:s/></text:p>
          </table:table-cell>
          <table:table-cell office:value-type="float" office:value="2972533.61" table:style-name="ce15">
            <text:p>2.972.534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6668539.3099999996" table:style-name="ce15">
            <text:p>6.668.539<text:s/></text:p>
          </table:table-cell>
          <table:table-cell office:value-type="float" office:value="7906968.9500000002" table:style-name="ce15">
            <text:p>7.906.969<text:s/></text:p>
          </table:table-cell>
          <table:table-cell office:value-type="float" office:value="678951.26" table:style-name="ce15">
            <text:p>678.951<text:s/></text:p>
          </table:table-cell>
          <table:table-cell office:value-type="float" office:value="126719.81" table:style-name="ce15">
            <text:p>126.720<text:s/></text:p>
          </table:table-cell>
          <table:table-cell office:value-type="float" office:value="5844407.3700000001" table:style-name="ce15">
            <text:p>5.844.407<text:s/></text:p>
          </table:table-cell>
          <table:table-cell office:value-type="float" office:value="4995828.25" table:style-name="ce15">
            <text:p>4.995.828<text:s/></text:p>
          </table:table-cell>
          <table:table-cell office:value-type="float" office:value="15214537.039999999" table:style-name="ce15">
            <text:p>15.214.537<text:s/></text:p>
          </table:table-cell>
          <table:table-cell office:value-type="float" office:value="270137.7" table:style-name="ce15">
            <text:p>270.138<text:s/></text:p>
          </table:table-cell>
          <table:table-cell office:value-type="float" office:value="2958044.97" table:style-name="ce15">
            <text:p>2.958.045<text:s/></text:p>
          </table:table-cell>
          <table:table-cell office:value-type="float" office:value="1137130.18" table:style-name="ce15">
            <text:p>1.137.130<text:s/></text:p>
          </table:table-cell>
          <table:table-cell office:value-type="float" office:value="1501158.35" table:style-name="ce15">
            <text:p>1.501.158<text:s/></text:p>
          </table:table-cell>
          <table:table-cell office:value-type="float" office:value="17678509.620000001" table:style-name="ce15">
            <text:p>17.678.510<text:s/></text:p>
          </table:table-cell>
          <table:table-cell office:value-type="float" office:value="44320.84" table:style-name="ce15">
            <text:p>44.321<text:s/></text:p>
          </table:table-cell>
          <table:table-cell office:value-type="float" office:value="3486360.81" table:style-name="ce15">
            <text:p>3.486.361<text:s/></text:p>
          </table:table-cell>
          <table:table-cell office:value-type="float" office:value="19602920.09" table:style-name="ce15">
            <text:p>19.602.920<text:s/></text:p>
          </table:table-cell>
          <table:table-cell office:value-type="float" office:value="589768.81000000006" table:style-name="ce15">
            <text:p>589.769<text:s/></text:p>
          </table:table-cell>
          <table:table-cell office:value-type="float" office:value="4153.91" table:style-name="ce15">
            <text:p>4.154<text:s/></text:p>
          </table:table-cell>
          <table:table-cell office:value-type="float" office:value="10579.5" table:style-name="ce15">
            <text:p>10.580<text:s/></text:p>
          </table:table-cell>
          <table:table-cell office:value-type="float" office:value="8547034.4800000004" table:style-name="ce15">
            <text:p>8.547.034<text:s/></text:p>
          </table:table-cell>
          <table:table-cell office:value-type="float" office:value="5736476.1399999997" table:style-name="ce15">
            <text:p>5.736.476<text:s/></text:p>
          </table:table-cell>
          <table:table-cell office:value-type="float" office:value="784905.34" table:style-name="ce15">
            <text:p>784.905<text:s/></text:p>
          </table:table-cell>
          <table:table-cell office:value-type="float" office:value="56582631.460000001" table:style-name="ce15">
            <text:p>56.582.631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63465264.16000003" table:style-name="ce16">
            <text:p>163.465.264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PI - AUTOMÓVEIS</text:p>
          </table:table-cell>
          <table:table-cell office:value-type="float" office:value="4365.87" table:style-name="ce15">
            <text:p>4.366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0888.52" table:style-name="ce15">
            <text:p>10.889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25239.360000000001" table:style-name="ce15">
            <text:p>25.239<text:s/></text:p>
          </table:table-cell>
          <table:table-cell office:value-type="float" office:value="4795.4399999999996" table:style-name="ce15">
            <text:p>4.795<text:s/></text:p>
          </table:table-cell>
          <table:table-cell office:value-type="float" office:value="16002.97" table:style-name="ce15">
            <text:p>16.003<text:s/></text:p>
          </table:table-cell>
          <table:table-cell office:value-type="float" office:value="8217603.8799999999" table:style-name="ce15">
            <text:p>8.217.604<text:s/></text:p>
          </table:table-cell>
          <table:table-cell office:value-type="float" office:value="4695910.7300000004" table:style-name="ce15">
            <text:p>4.695.911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6753.080000000002" table:style-name="ce15">
            <text:p>16.753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7347.63" table:style-name="ce15">
            <text:p>7.348<text:s/></text:p>
          </table:table-cell>
          <table:table-cell office:value-type="float" office:value="726.7" table:style-name="ce15">
            <text:p>727<text:s/></text:p>
          </table:table-cell>
          <table:table-cell office:value-type="float" office:value="278981.67" table:style-name="ce15">
            <text:p>278.982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22954810.449999999" table:style-name="ce15">
            <text:p>22.954.810<text:s/></text:p>
          </table:table-cell>
          <table:table-cell office:value-type="float" office:value="39143973.549999997" table:style-name="ce15">
            <text:p>39.143.974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5450.41" table:style-name="ce15">
            <text:p>5.450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34603964.659999996" table:style-name="ce15">
            <text:p>34.603.965<text:s/></text:p>
          </table:table-cell>
          <table:table-cell office:value-type="float" office:value="9769811.3399999999" table:style-name="ce15">
            <text:p>9.769.811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77492593.91999999" table:style-name="ce15">
            <text:p>177.492.594<text:s/></text:p>
          </table:table-cell>
          <table:table-cell office:value-type="float" office:value="17822.43" table:style-name="ce15">
            <text:p>17.822<text:s/></text:p>
          </table:table-cell>
          <table:table-cell office:value-type="float" office:value="297267042.60999995" table:style-name="ce16">
            <text:p>297.267.043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PI - VINCULADO À IMPORTACAO</text:p>
          </table:table-cell>
          <table:table-cell office:value-type="float" office:value="0" table:style-name="ce15">
            <text:p>-<text:s/></text:p>
          </table:table-cell>
          <table:table-cell office:value-type="float" office:value="1853.89" table:style-name="ce15">
            <text:p>1.854<text:s/></text:p>
          </table:table-cell>
          <table:table-cell office:value-type="float" office:value="7076737.3600000003" table:style-name="ce15">
            <text:p>7.076.737<text:s/></text:p>
          </table:table-cell>
          <table:table-cell office:value-type="float" office:value="26477.48" table:style-name="ce15">
            <text:p>26.477<text:s/></text:p>
          </table:table-cell>
          <table:table-cell office:value-type="float" office:value="66615957.590000004" table:style-name="ce15">
            <text:p>66.615.958<text:s/></text:p>
          </table:table-cell>
          <table:table-cell office:value-type="float" office:value="24489413.27" table:style-name="ce15">
            <text:p>24.489.413<text:s/></text:p>
          </table:table-cell>
          <table:table-cell office:value-type="float" office:value="346546.49" table:style-name="ce15">
            <text:p>346.546<text:s/></text:p>
          </table:table-cell>
          <table:table-cell office:value-type="float" office:value="147098245.80000001" table:style-name="ce15">
            <text:p>147.098.246<text:s/></text:p>
          </table:table-cell>
          <table:table-cell office:value-type="float" office:value="10268029.49" table:style-name="ce15">
            <text:p>10.268.029<text:s/></text:p>
          </table:table-cell>
          <table:table-cell office:value-type="float" office:value="1149727.2" table:style-name="ce15">
            <text:p>1.149.727<text:s/></text:p>
          </table:table-cell>
          <table:table-cell office:value-type="float" office:value="51950884.880000003" table:style-name="ce15">
            <text:p>51.950.885<text:s/></text:p>
          </table:table-cell>
          <table:table-cell office:value-type="float" office:value="2216930.0699999998" table:style-name="ce15">
            <text:p>2.216.930<text:s/></text:p>
          </table:table-cell>
          <table:table-cell office:value-type="float" office:value="2431458.5099999998" table:style-name="ce15">
            <text:p>2.431.459<text:s/></text:p>
          </table:table-cell>
          <table:table-cell office:value-type="float" office:value="2465234.2400000002" table:style-name="ce15">
            <text:p>2.465.234<text:s/></text:p>
          </table:table-cell>
          <table:table-cell office:value-type="float" office:value="664244.71" table:style-name="ce15">
            <text:p>664.245<text:s/></text:p>
          </table:table-cell>
          <table:table-cell office:value-type="float" office:value="32411283.379999999" table:style-name="ce15">
            <text:p>32.411.283<text:s/></text:p>
          </table:table-cell>
          <table:table-cell office:value-type="float" office:value="463.2" table:style-name="ce15">
            <text:p>463<text:s/></text:p>
          </table:table-cell>
          <table:table-cell office:value-type="float" office:value="122737846.69" table:style-name="ce15">
            <text:p>122.737.847<text:s/></text:p>
          </table:table-cell>
          <table:table-cell office:value-type="float" office:value="137071922.12" table:style-name="ce15">
            <text:p>137.071.922<text:s/></text:p>
          </table:table-cell>
          <table:table-cell office:value-type="float" office:value="493581.38" table:style-name="ce15">
            <text:p>493.581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490.02" table:style-name="ce15">
            <text:p>490<text:s/></text:p>
          </table:table-cell>
          <table:table-cell office:value-type="float" office:value="118104739.02" table:style-name="ce15">
            <text:p>118.104.739<text:s/></text:p>
          </table:table-cell>
          <table:table-cell office:value-type="float" office:value="153960194.97999999" table:style-name="ce15">
            <text:p>153.960.195<text:s/></text:p>
          </table:table-cell>
          <table:table-cell office:value-type="float" office:value="437011.94" table:style-name="ce15">
            <text:p>437.012<text:s/></text:p>
          </table:table-cell>
          <table:table-cell office:value-type="float" office:value="552093545.75999999" table:style-name="ce15">
            <text:p>552.093.546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434112819.4699998" table:style-name="ce16">
            <text:p>1.434.112.819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9414.53" table:style-name="ce15">
            <text:p>19.415<text:s/></text:p>
          </table:table-cell>
          <table:table-cell office:value-type="float" office:value="1598987.6" table:style-name="ce15">
            <text:p>1.598.988<text:s/></text:p>
          </table:table-cell>
          <table:table-cell office:value-type="float" office:value="4204008.7" table:style-name="ce15">
            <text:p>4.204.009<text:s/></text:p>
          </table:table-cell>
          <table:table-cell office:value-type="float" office:value="373172.44999999995" table:style-name="ce15">
            <text:p>373.172<text:s/></text:p>
          </table:table-cell>
          <table:table-cell office:value-type="float" office:value="62508000.419999994" table:style-name="ce15">
            <text:p>62.508.000<text:s/></text:p>
          </table:table-cell>
          <table:table-cell office:value-type="float" office:value="8732171.9700000007" table:style-name="ce15">
            <text:p>8.732.172<text:s/></text:p>
          </table:table-cell>
          <table:table-cell office:value-type="float" office:value="3166883.6" table:style-name="ce15">
            <text:p>3.166.884<text:s/></text:p>
          </table:table-cell>
          <table:table-cell office:value-type="float" office:value="38093658.060000002" table:style-name="ce15">
            <text:p>38.093.658<text:s/></text:p>
          </table:table-cell>
          <table:table-cell office:value-type="float" office:value="11142516.33" table:style-name="ce15">
            <text:p>11.142.516<text:s/></text:p>
          </table:table-cell>
          <table:table-cell office:value-type="float" office:value="754559.6" table:style-name="ce15">
            <text:p>754.560<text:s/></text:p>
          </table:table-cell>
          <table:table-cell office:value-type="float" office:value="101214312.42" table:style-name="ce15">
            <text:p>101.214.312<text:s/></text:p>
          </table:table-cell>
          <table:table-cell office:value-type="float" office:value="3863789.0599999996" table:style-name="ce15">
            <text:p>3.863.789<text:s/></text:p>
          </table:table-cell>
          <table:table-cell office:value-type="float" office:value="3210972.62" table:style-name="ce15">
            <text:p>3.210.973<text:s/></text:p>
          </table:table-cell>
          <table:table-cell office:value-type="float" office:value="4259499.29" table:style-name="ce15">
            <text:p>4.259.499<text:s/></text:p>
          </table:table-cell>
          <table:table-cell office:value-type="float" office:value="2437578.9899999998" table:style-name="ce15">
            <text:p>2.437.579<text:s/></text:p>
          </table:table-cell>
          <table:table-cell office:value-type="float" office:value="33989309.200000003" table:style-name="ce15">
            <text:p>33.989.309<text:s/></text:p>
          </table:table-cell>
          <table:table-cell office:value-type="float" office:value="1117416.0699999998" table:style-name="ce15">
            <text:p>1.117.416<text:s/></text:p>
          </table:table-cell>
          <table:table-cell office:value-type="float" office:value="95929103.929999992" table:style-name="ce15">
            <text:p>95.929.104<text:s/></text:p>
          </table:table-cell>
          <table:table-cell office:value-type="float" office:value="100338917.73" table:style-name="ce15">
            <text:p>100.338.918<text:s/></text:p>
          </table:table-cell>
          <table:table-cell office:value-type="float" office:value="1619000.2" table:style-name="ce15">
            <text:p>1.619.000<text:s/></text:p>
          </table:table-cell>
          <table:table-cell office:value-type="float" office:value="1698349.65" table:style-name="ce15">
            <text:p>1.698.350<text:s/></text:p>
          </table:table-cell>
          <table:table-cell office:value-type="float" office:value="15421.02" table:style-name="ce15">
            <text:p>15.421<text:s/></text:p>
          </table:table-cell>
          <table:table-cell office:value-type="float" office:value="97999380.020000011" table:style-name="ce15">
            <text:p>97.999.380<text:s/></text:p>
          </table:table-cell>
          <table:table-cell office:value-type="float" office:value="122431654.94" table:style-name="ce15">
            <text:p>122.431.655<text:s/></text:p>
          </table:table-cell>
          <table:table-cell office:value-type="float" office:value="3578351.8" table:style-name="ce15">
            <text:p>3.578.352<text:s/></text:p>
          </table:table-cell>
          <table:table-cell office:value-type="float" office:value="866730834.75999999" table:style-name="ce15">
            <text:p>866.730.835<text:s/></text:p>
          </table:table-cell>
          <table:table-cell office:value-type="float" office:value="249284.54" table:style-name="ce15">
            <text:p>249.285<text:s/></text:p>
          </table:table-cell>
          <table:table-cell office:value-type="float" office:value="1571276549.4999998" table:style-name="ce16">
            <text:p>1.571.276.550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IMPOSTO SOBRE A RENDA - TOTAL</text:p>
          </table:table-cell>
          <table:table-cell office:value-type="float" office:value="16370835.82" table:style-name="ce15">
            <text:p>16.370.836<text:s/></text:p>
          </table:table-cell>
          <table:table-cell office:value-type="float" office:value="55496096.770000003" table:style-name="ce15">
            <text:p>55.496.097<text:s/></text:p>
          </table:table-cell>
          <table:table-cell office:value-type="float" office:value="212969626" table:style-name="ce15">
            <text:p>212.969.626<text:s/></text:p>
          </table:table-cell>
          <table:table-cell office:value-type="float" office:value="12822039.609999999" table:style-name="ce15">
            <text:p>12.822.040<text:s/></text:p>
          </table:table-cell>
          <table:table-cell office:value-type="float" office:value="301329781.07999998" table:style-name="ce15">
            <text:p>301.329.781<text:s/></text:p>
          </table:table-cell>
          <table:table-cell office:value-type="float" office:value="258559678.38" table:style-name="ce15">
            <text:p>258.559.678<text:s/></text:p>
          </table:table-cell>
          <table:table-cell office:value-type="float" office:value="3377079901.6100001" table:style-name="ce15">
            <text:p>3.377.079.902<text:s/></text:p>
          </table:table-cell>
          <table:table-cell office:value-type="float" office:value="207446131.15000001" table:style-name="ce15">
            <text:p>207.446.131<text:s/></text:p>
          </table:table-cell>
          <table:table-cell office:value-type="float" office:value="226262175.87" table:style-name="ce15">
            <text:p>226.262.176<text:s/></text:p>
          </table:table-cell>
          <table:table-cell office:value-type="float" office:value="84064887.540000007" table:style-name="ce15">
            <text:p>84.064.888<text:s/></text:p>
          </table:table-cell>
          <table:table-cell office:value-type="float" office:value="1033980460.14" table:style-name="ce15">
            <text:p>1.033.980.460<text:s/></text:p>
          </table:table-cell>
          <table:table-cell office:value-type="float" office:value="110064324.44" table:style-name="ce15">
            <text:p>110.064.324<text:s/></text:p>
          </table:table-cell>
          <table:table-cell office:value-type="float" office:value="129579365.8" table:style-name="ce15">
            <text:p>129.579.366<text:s/></text:p>
          </table:table-cell>
          <table:table-cell office:value-type="float" office:value="157615108.58000001" table:style-name="ce15">
            <text:p>157.615.109<text:s/></text:p>
          </table:table-cell>
          <table:table-cell office:value-type="float" office:value="88598761.450000003" table:style-name="ce15">
            <text:p>88.598.761<text:s/></text:p>
          </table:table-cell>
          <table:table-cell office:value-type="float" office:value="281156657.49000001" table:style-name="ce15">
            <text:p>281.156.657<text:s/></text:p>
          </table:table-cell>
          <table:table-cell office:value-type="float" office:value="62314221.32" table:style-name="ce15">
            <text:p>62.314.221<text:s/></text:p>
          </table:table-cell>
          <table:table-cell office:value-type="float" office:value="1217784946.5899999" table:style-name="ce15">
            <text:p>1.217.784.947<text:s/></text:p>
          </table:table-cell>
          <table:table-cell office:value-type="float" office:value="4998744982.3400002" table:style-name="ce15">
            <text:p>4.998.744.982<text:s/></text:p>
          </table:table-cell>
          <table:table-cell office:value-type="float" office:value="89708924.859999999" table:style-name="ce15">
            <text:p>89.708.925<text:s/></text:p>
          </table:table-cell>
          <table:table-cell office:value-type="float" office:value="40761468.740000002" table:style-name="ce15">
            <text:p>40.761.469<text:s/></text:p>
          </table:table-cell>
          <table:table-cell office:value-type="float" office:value="13635166.59" table:style-name="ce15">
            <text:p>13.635.167<text:s/></text:p>
          </table:table-cell>
          <table:table-cell office:value-type="float" office:value="863709795.87" table:style-name="ce15">
            <text:p>863.709.796<text:s/></text:p>
          </table:table-cell>
          <table:table-cell office:value-type="float" office:value="473350651.47000003" table:style-name="ce15">
            <text:p>473.350.651<text:s/></text:p>
          </table:table-cell>
          <table:table-cell office:value-type="float" office:value="66551668.520000003" table:style-name="ce15">
            <text:p>66.551.669<text:s/></text:p>
          </table:table-cell>
          <table:table-cell office:value-type="float" office:value="12407586724.129999" table:style-name="ce15">
            <text:p>12.407.586.724<text:s/></text:p>
          </table:table-cell>
          <table:table-cell office:value-type="float" office:value="28070609.41" table:style-name="ce15">
            <text:p>28.070.609<text:s/></text:p>
          </table:table-cell>
          <table:table-cell office:value-type="float" office:value="26815614991.57" table:style-name="ce16">
            <text:p>26.815.614.992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RPF</text:p>
          </table:table-cell>
          <table:table-cell office:value-type="float" office:value="5463629.8200000003" table:style-name="ce15">
            <text:p>5.463.630<text:s/></text:p>
          </table:table-cell>
          <table:table-cell office:value-type="float" office:value="17131909.41" table:style-name="ce15">
            <text:p>17.131.909<text:s/></text:p>
          </table:table-cell>
          <table:table-cell office:value-type="float" office:value="22443654.190000001" table:style-name="ce15">
            <text:p>22.443.654<text:s/></text:p>
          </table:table-cell>
          <table:table-cell office:value-type="float" office:value="5105373.04" table:style-name="ce15">
            <text:p>5.105.373<text:s/></text:p>
          </table:table-cell>
          <table:table-cell office:value-type="float" office:value="72962332.980000004" table:style-name="ce15">
            <text:p>72.962.333<text:s/></text:p>
          </table:table-cell>
          <table:table-cell office:value-type="float" office:value="44928574.170000002" table:style-name="ce15">
            <text:p>44.928.574<text:s/></text:p>
          </table:table-cell>
          <table:table-cell office:value-type="float" office:value="61119132.049999997" table:style-name="ce15">
            <text:p>61.119.132<text:s/></text:p>
          </table:table-cell>
          <table:table-cell office:value-type="float" office:value="38615015.909999996" table:style-name="ce15">
            <text:p>38.615.016<text:s/></text:p>
          </table:table-cell>
          <table:table-cell office:value-type="float" office:value="57250323.609999999" table:style-name="ce15">
            <text:p>57.250.324<text:s/></text:p>
          </table:table-cell>
          <table:table-cell office:value-type="float" office:value="26673298.52" table:style-name="ce15">
            <text:p>26.673.299<text:s/></text:p>
          </table:table-cell>
          <table:table-cell office:value-type="float" office:value="192096959.88999999" table:style-name="ce15">
            <text:p>192.096.960<text:s/></text:p>
          </table:table-cell>
          <table:table-cell office:value-type="float" office:value="36897515.509999998" table:style-name="ce15">
            <text:p>36.897.516<text:s/></text:p>
          </table:table-cell>
          <table:table-cell office:value-type="float" office:value="38355214.950000003" table:style-name="ce15">
            <text:p>38.355.215<text:s/></text:p>
          </table:table-cell>
          <table:table-cell office:value-type="float" office:value="37870191.420000002" table:style-name="ce15">
            <text:p>37.870.191<text:s/></text:p>
          </table:table-cell>
          <table:table-cell office:value-type="float" office:value="25589389.82" table:style-name="ce15">
            <text:p>25.589.390<text:s/></text:p>
          </table:table-cell>
          <table:table-cell office:value-type="float" office:value="66097140.289999999" table:style-name="ce15">
            <text:p>66.097.140<text:s/></text:p>
          </table:table-cell>
          <table:table-cell office:value-type="float" office:value="17464692.82" table:style-name="ce15">
            <text:p>17.464.693<text:s/></text:p>
          </table:table-cell>
          <table:table-cell office:value-type="float" office:value="131837245.43000001" table:style-name="ce15">
            <text:p>131.837.245<text:s/></text:p>
          </table:table-cell>
          <table:table-cell office:value-type="float" office:value="620929630.91999996" table:style-name="ce15">
            <text:p>620.929.631<text:s/></text:p>
          </table:table-cell>
          <table:table-cell office:value-type="float" office:value="23413353.609999999" table:style-name="ce15">
            <text:p>23.413.354<text:s/></text:p>
          </table:table-cell>
          <table:table-cell office:value-type="float" office:value="12111034.810000001" table:style-name="ce15">
            <text:p>12.111.035<text:s/></text:p>
          </table:table-cell>
          <table:table-cell office:value-type="float" office:value="4018606.9" table:style-name="ce15">
            <text:p>4.018.607<text:s/></text:p>
          </table:table-cell>
          <table:table-cell office:value-type="float" office:value="176427291.44" table:style-name="ce15">
            <text:p>176.427.291<text:s/></text:p>
          </table:table-cell>
          <table:table-cell office:value-type="float" office:value="73029264.150000006" table:style-name="ce15">
            <text:p>73.029.264<text:s/></text:p>
          </table:table-cell>
          <table:table-cell office:value-type="float" office:value="20698392.27" table:style-name="ce15">
            <text:p>20.698.392<text:s/></text:p>
          </table:table-cell>
          <table:table-cell office:value-type="float" office:value="830889075.45000005" table:style-name="ce15">
            <text:p>830.889.075<text:s/></text:p>
          </table:table-cell>
          <table:table-cell office:value-type="float" office:value="8279919.2699999996" table:style-name="ce15">
            <text:p>8.279.919<text:s/></text:p>
          </table:table-cell>
          <table:table-cell office:value-type="float" office:value="2667698162.6500001" table:style-name="ce16">
            <text:p>2.667.698.163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RPJ</text:p>
          </table:table-cell>
          <table:table-cell office:value-type="float" office:value="4445941.26" table:style-name="ce15">
            <text:p>4.445.941<text:s/></text:p>
          </table:table-cell>
          <table:table-cell office:value-type="float" office:value="13585991.279999999" table:style-name="ce15">
            <text:p>13.585.991<text:s/></text:p>
          </table:table-cell>
          <table:table-cell office:value-type="float" office:value="96020653.579999998" table:style-name="ce15">
            <text:p>96.020.654<text:s/></text:p>
          </table:table-cell>
          <table:table-cell office:value-type="float" office:value="4109451.63" table:style-name="ce15">
            <text:p>4.109.452<text:s/></text:p>
          </table:table-cell>
          <table:table-cell office:value-type="float" office:value="104685856.23999999" table:style-name="ce15">
            <text:p>104.685.856<text:s/></text:p>
          </table:table-cell>
          <table:table-cell office:value-type="float" office:value="81536791.319999993" table:style-name="ce15">
            <text:p>81.536.791<text:s/></text:p>
          </table:table-cell>
          <table:table-cell office:value-type="float" office:value="389048695.60000002" table:style-name="ce15">
            <text:p>389.048.696<text:s/></text:p>
          </table:table-cell>
          <table:table-cell office:value-type="float" office:value="83701753.620000005" table:style-name="ce15">
            <text:p>83.701.754<text:s/></text:p>
          </table:table-cell>
          <table:table-cell office:value-type="float" office:value="71520511.530000001" table:style-name="ce15">
            <text:p>71.520.512<text:s/></text:p>
          </table:table-cell>
          <table:table-cell office:value-type="float" office:value="25816587.960000001" table:style-name="ce15">
            <text:p>25.816.588<text:s/></text:p>
          </table:table-cell>
          <table:table-cell office:value-type="float" office:value="336179309.01999998" table:style-name="ce15">
            <text:p>336.179.309<text:s/></text:p>
          </table:table-cell>
          <table:table-cell office:value-type="float" office:value="37699712.200000003" table:style-name="ce15">
            <text:p>37.699.712<text:s/></text:p>
          </table:table-cell>
          <table:table-cell office:value-type="float" office:value="41223011.310000002" table:style-name="ce15">
            <text:p>41.223.011<text:s/></text:p>
          </table:table-cell>
          <table:table-cell office:value-type="float" office:value="56369442.18" table:style-name="ce15">
            <text:p>56.369.442<text:s/></text:p>
          </table:table-cell>
          <table:table-cell office:value-type="float" office:value="19534805.609999999" table:style-name="ce15">
            <text:p>19.534.806<text:s/></text:p>
          </table:table-cell>
          <table:table-cell office:value-type="float" office:value="96833050.890000001" table:style-name="ce15">
            <text:p>96.833.051<text:s/></text:p>
          </table:table-cell>
          <table:table-cell office:value-type="float" office:value="22420100.350000001" table:style-name="ce15">
            <text:p>22.420.100<text:s/></text:p>
          </table:table-cell>
          <table:table-cell office:value-type="float" office:value="265814635.53" table:style-name="ce15">
            <text:p>265.814.636<text:s/></text:p>
          </table:table-cell>
          <table:table-cell office:value-type="float" office:value="1058169991.05" table:style-name="ce15">
            <text:p>1.058.169.991<text:s/></text:p>
          </table:table-cell>
          <table:table-cell office:value-type="float" office:value="24667345.420000002" table:style-name="ce15">
            <text:p>24.667.345<text:s/></text:p>
          </table:table-cell>
          <table:table-cell office:value-type="float" office:value="12219473.300000001" table:style-name="ce15">
            <text:p>12.219.473<text:s/></text:p>
          </table:table-cell>
          <table:table-cell office:value-type="float" office:value="3991804.44" table:style-name="ce15">
            <text:p>3.991.804<text:s/></text:p>
          </table:table-cell>
          <table:table-cell office:value-type="float" office:value="264014132.09" table:style-name="ce15">
            <text:p>264.014.132<text:s/></text:p>
          </table:table-cell>
          <table:table-cell office:value-type="float" office:value="202442349.90000001" table:style-name="ce15">
            <text:p>202.442.350<text:s/></text:p>
          </table:table-cell>
          <table:table-cell office:value-type="float" office:value="19102627.039999999" table:style-name="ce15">
            <text:p>19.102.627<text:s/></text:p>
          </table:table-cell>
          <table:table-cell office:value-type="float" office:value="2784246268.5500002" table:style-name="ce15">
            <text:p>2.784.246.269<text:s/></text:p>
          </table:table-cell>
          <table:table-cell office:value-type="float" office:value="11522947.859999999" table:style-name="ce15">
            <text:p>11.522.948<text:s/></text:p>
          </table:table-cell>
          <table:table-cell office:value-type="float" office:value="6130923240.7600002" table:style-name="ce16">
            <text:p>6.130.923.241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4"/>ENTIDADES FINANCEIRAS</text:p>
          </table:table-cell>
          <table:table-cell office:value-type="float" office:value="0" table:style-name="ce15">
            <text:p>-<text:s/></text:p>
          </table:table-cell>
          <table:table-cell office:value-type="float" office:value="27815.360000000001" table:style-name="ce15">
            <text:p>27.815<text:s/></text:p>
          </table:table-cell>
          <table:table-cell office:value-type="float" office:value="321149.06" table:style-name="ce15">
            <text:p>321.149<text:s/></text:p>
          </table:table-cell>
          <table:table-cell office:value-type="float" office:value="45.37" table:style-name="ce15">
            <text:p>45<text:s/></text:p>
          </table:table-cell>
          <table:table-cell office:value-type="float" office:value="459962.36" table:style-name="ce15">
            <text:p>459.962<text:s/></text:p>
          </table:table-cell>
          <table:table-cell office:value-type="float" office:value="16596611.810000001" table:style-name="ce15">
            <text:p>16.596.612<text:s/></text:p>
          </table:table-cell>
          <table:table-cell office:value-type="float" office:value="126055656.81999999" table:style-name="ce15">
            <text:p>126.055.657<text:s/></text:p>
          </table:table-cell>
          <table:table-cell office:value-type="float" office:value="6454626.6900000004" table:style-name="ce15">
            <text:p>6.454.627<text:s/></text:p>
          </table:table-cell>
          <table:table-cell office:value-type="float" office:value="374097.89" table:style-name="ce15">
            <text:p>374.098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7896497.75" table:style-name="ce15">
            <text:p>7.896.498<text:s/></text:p>
          </table:table-cell>
          <table:table-cell office:value-type="float" office:value="60867.77" table:style-name="ce15">
            <text:p>60.868<text:s/></text:p>
          </table:table-cell>
          <table:table-cell office:value-type="float" office:value="251154.36" table:style-name="ce15">
            <text:p>251.154<text:s/></text:p>
          </table:table-cell>
          <table:table-cell office:value-type="float" office:value="15388671.35" table:style-name="ce15">
            <text:p>15.388.671<text:s/></text:p>
          </table:table-cell>
          <table:table-cell office:value-type="float" office:value="1669.06" table:style-name="ce15">
            <text:p>1.669<text:s/></text:p>
          </table:table-cell>
          <table:table-cell office:value-type="float" office:value="8702821.4399999995" table:style-name="ce15">
            <text:p>8.702.821<text:s/></text:p>
          </table:table-cell>
          <table:table-cell office:value-type="float" office:value="5438.58" table:style-name="ce15">
            <text:p>5.439<text:s/></text:p>
          </table:table-cell>
          <table:table-cell office:value-type="float" office:value="29620954.289999999" table:style-name="ce15">
            <text:p>29.620.954<text:s/></text:p>
          </table:table-cell>
          <table:table-cell office:value-type="float" office:value="206725378.75" table:style-name="ce15">
            <text:p>206.725.379<text:s/></text:p>
          </table:table-cell>
          <table:table-cell office:value-type="float" office:value="65587.05" table:style-name="ce15">
            <text:p>65.587<text:s/></text:p>
          </table:table-cell>
          <table:table-cell office:value-type="float" office:value="10069.549999999999" table:style-name="ce15">
            <text:p>10.070<text:s/></text:p>
          </table:table-cell>
          <table:table-cell office:value-type="float" office:value="491.13" table:style-name="ce15">
            <text:p>491<text:s/></text:p>
          </table:table-cell>
          <table:table-cell office:value-type="float" office:value="34048041.93" table:style-name="ce15">
            <text:p>34.048.042<text:s/></text:p>
          </table:table-cell>
          <table:table-cell office:value-type="float" office:value="1395305.83" table:style-name="ce15">
            <text:p>1.395.306<text:s/></text:p>
          </table:table-cell>
          <table:table-cell office:value-type="float" office:value="2515780.73" table:style-name="ce15">
            <text:p>2.515.781<text:s/></text:p>
          </table:table-cell>
          <table:table-cell office:value-type="float" office:value="650636022.33000004" table:style-name="ce15">
            <text:p>650.636.022<text:s/></text:p>
          </table:table-cell>
          <table:table-cell office:value-type="float" office:value="30926.48" table:style-name="ce15">
            <text:p>30.926<text:s/></text:p>
          </table:table-cell>
          <table:table-cell office:value-type="float" office:value="1107645643.7400002" table:style-name="ce16">
            <text:p>1.107.645.644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4"/>DEMAIS EMPRESAS</text:p>
          </table:table-cell>
          <table:table-cell office:value-type="float" office:value="4445941.26" table:style-name="ce15">
            <text:p>4.445.941<text:s/></text:p>
          </table:table-cell>
          <table:table-cell office:value-type="float" office:value="13558175.920000002" table:style-name="ce15">
            <text:p>13.558.176<text:s/></text:p>
          </table:table-cell>
          <table:table-cell office:value-type="float" office:value="95699504.520000011" table:style-name="ce15">
            <text:p>95.699.505<text:s/></text:p>
          </table:table-cell>
          <table:table-cell office:value-type="float" office:value="4109406.2600000002" table:style-name="ce15">
            <text:p>4.109.406<text:s/></text:p>
          </table:table-cell>
          <table:table-cell office:value-type="float" office:value="104225893.88" table:style-name="ce15">
            <text:p>104.225.894<text:s/></text:p>
          </table:table-cell>
          <table:table-cell office:value-type="float" office:value="64940179.510000005" table:style-name="ce15">
            <text:p>64.940.180<text:s/></text:p>
          </table:table-cell>
          <table:table-cell office:value-type="float" office:value="262993038.78000003" table:style-name="ce15">
            <text:p>262.993.039<text:s/></text:p>
          </table:table-cell>
          <table:table-cell office:value-type="float" office:value="77247126.929999992" table:style-name="ce15">
            <text:p>77.247.127<text:s/></text:p>
          </table:table-cell>
          <table:table-cell office:value-type="float" office:value="71146413.640000001" table:style-name="ce15">
            <text:p>71.146.414<text:s/></text:p>
          </table:table-cell>
          <table:table-cell office:value-type="float" office:value="25816587.960000001" table:style-name="ce15">
            <text:p>25.816.588<text:s/></text:p>
          </table:table-cell>
          <table:table-cell office:value-type="float" office:value="328282811.27000004" table:style-name="ce15">
            <text:p>328.282.811<text:s/></text:p>
          </table:table-cell>
          <table:table-cell office:value-type="float" office:value="37638844.43" table:style-name="ce15">
            <text:p>37.638.844<text:s/></text:p>
          </table:table-cell>
          <table:table-cell office:value-type="float" office:value="40971856.950000003" table:style-name="ce15">
            <text:p>40.971.857<text:s/></text:p>
          </table:table-cell>
          <table:table-cell office:value-type="float" office:value="40980770.829999991" table:style-name="ce15">
            <text:p>40.980.771<text:s/></text:p>
          </table:table-cell>
          <table:table-cell office:value-type="float" office:value="19533136.549999997" table:style-name="ce15">
            <text:p>19.533.137<text:s/></text:p>
          </table:table-cell>
          <table:table-cell office:value-type="float" office:value="88130229.450000003" table:style-name="ce15">
            <text:p>88.130.229<text:s/></text:p>
          </table:table-cell>
          <table:table-cell office:value-type="float" office:value="22414661.77" table:style-name="ce15">
            <text:p>22.414.662<text:s/></text:p>
          </table:table-cell>
          <table:table-cell office:value-type="float" office:value="236193681.24000001" table:style-name="ce15">
            <text:p>236.193.681<text:s/></text:p>
          </table:table-cell>
          <table:table-cell office:value-type="float" office:value="851444612.29999995" table:style-name="ce15">
            <text:p>851.444.612<text:s/></text:p>
          </table:table-cell>
          <table:table-cell office:value-type="float" office:value="24601758.370000001" table:style-name="ce15">
            <text:p>24.601.758<text:s/></text:p>
          </table:table-cell>
          <table:table-cell office:value-type="float" office:value="12209403.750000002" table:style-name="ce15">
            <text:p>12.209.404<text:s/></text:p>
          </table:table-cell>
          <table:table-cell office:value-type="float" office:value="3991313.3100000005" table:style-name="ce15">
            <text:p>3.991.313<text:s/></text:p>
          </table:table-cell>
          <table:table-cell office:value-type="float" office:value="229966090.16000003" table:style-name="ce15">
            <text:p>229.966.090<text:s/></text:p>
          </table:table-cell>
          <table:table-cell office:value-type="float" office:value="201047044.06999999" table:style-name="ce15">
            <text:p>201.047.044<text:s/></text:p>
          </table:table-cell>
          <table:table-cell office:value-type="float" office:value="16586846.310000001" table:style-name="ce15">
            <text:p>16.586.846<text:s/></text:p>
          </table:table-cell>
          <table:table-cell office:value-type="float" office:value="2133610246.22" table:style-name="ce15">
            <text:p>2.133.610.246<text:s/></text:p>
          </table:table-cell>
          <table:table-cell office:value-type="float" office:value="11492021.380000001" table:style-name="ce15">
            <text:p>11.492.021<text:s/></text:p>
          </table:table-cell>
          <table:table-cell office:value-type="float" office:value="5023277597.0199995" table:style-name="ce16">
            <text:p>5.023.277.597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IMPOSTO S/ RENDA RETIDO NA FONTE</text:p>
          </table:table-cell>
          <table:table-cell office:value-type="float" office:value="6461264.7400000002" table:style-name="ce15">
            <text:p>6.461.265<text:s/></text:p>
          </table:table-cell>
          <table:table-cell office:value-type="float" office:value="24778196.079999998" table:style-name="ce15">
            <text:p>24.778.196<text:s/></text:p>
          </table:table-cell>
          <table:table-cell office:value-type="float" office:value="94505318.230000004" table:style-name="ce15">
            <text:p>94.505.318<text:s/></text:p>
          </table:table-cell>
          <table:table-cell office:value-type="float" office:value="3607214.94" table:style-name="ce15">
            <text:p>3.607.215<text:s/></text:p>
          </table:table-cell>
          <table:table-cell office:value-type="float" office:value="123681591.86" table:style-name="ce15">
            <text:p>123.681.592<text:s/></text:p>
          </table:table-cell>
          <table:table-cell office:value-type="float" office:value="132094312.89" table:style-name="ce15">
            <text:p>132.094.313<text:s/></text:p>
          </table:table-cell>
          <table:table-cell office:value-type="float" office:value="2926912073.96" table:style-name="ce15">
            <text:p>2.926.912.074<text:s/></text:p>
          </table:table-cell>
          <table:table-cell office:value-type="float" office:value="85129361.620000005" table:style-name="ce15">
            <text:p>85.129.362<text:s/></text:p>
          </table:table-cell>
          <table:table-cell office:value-type="float" office:value="97491340.730000004" table:style-name="ce15">
            <text:p>97.491.341<text:s/></text:p>
          </table:table-cell>
          <table:table-cell office:value-type="float" office:value="31575001.059999999" table:style-name="ce15">
            <text:p>31.575.001<text:s/></text:p>
          </table:table-cell>
          <table:table-cell office:value-type="float" office:value="505704191.23000002" table:style-name="ce15">
            <text:p>505.704.191<text:s/></text:p>
          </table:table-cell>
          <table:table-cell office:value-type="float" office:value="35467096.729999997" table:style-name="ce15">
            <text:p>35.467.097<text:s/></text:p>
          </table:table-cell>
          <table:table-cell office:value-type="float" office:value="50001139.539999999" table:style-name="ce15">
            <text:p>50.001.140<text:s/></text:p>
          </table:table-cell>
          <table:table-cell office:value-type="float" office:value="63375474.979999997" table:style-name="ce15">
            <text:p>63.375.475<text:s/></text:p>
          </table:table-cell>
          <table:table-cell office:value-type="float" office:value="43474566.020000003" table:style-name="ce15">
            <text:p>43.474.566<text:s/></text:p>
          </table:table-cell>
          <table:table-cell office:value-type="float" office:value="118226466.31" table:style-name="ce15">
            <text:p>118.226.466<text:s/></text:p>
          </table:table-cell>
          <table:table-cell office:value-type="float" office:value="22429428.149999999" table:style-name="ce15">
            <text:p>22.429.428<text:s/></text:p>
          </table:table-cell>
          <table:table-cell office:value-type="float" office:value="820133065.63" table:style-name="ce15">
            <text:p>820.133.066<text:s/></text:p>
          </table:table-cell>
          <table:table-cell office:value-type="float" office:value="3319645360.3699999" table:style-name="ce15">
            <text:p>3.319.645.360<text:s/></text:p>
          </table:table-cell>
          <table:table-cell office:value-type="float" office:value="41628225.829999998" table:style-name="ce15">
            <text:p>41.628.226<text:s/></text:p>
          </table:table-cell>
          <table:table-cell office:value-type="float" office:value="16430960.630000001" table:style-name="ce15">
            <text:p>16.430.961<text:s/></text:p>
          </table:table-cell>
          <table:table-cell office:value-type="float" office:value="5624755.25" table:style-name="ce15">
            <text:p>5.624.755<text:s/></text:p>
          </table:table-cell>
          <table:table-cell office:value-type="float" office:value="423268372.33999997" table:style-name="ce15">
            <text:p>423.268.372<text:s/></text:p>
          </table:table-cell>
          <table:table-cell office:value-type="float" office:value="197879037.41999999" table:style-name="ce15">
            <text:p>197.879.037<text:s/></text:p>
          </table:table-cell>
          <table:table-cell office:value-type="float" office:value="26750649.210000001" table:style-name="ce15">
            <text:p>26.750.649<text:s/></text:p>
          </table:table-cell>
          <table:table-cell office:value-type="float" office:value="8792451380.1299992" table:style-name="ce15">
            <text:p>8.792.451.380<text:s/></text:p>
          </table:table-cell>
          <table:table-cell office:value-type="float" office:value="8267742.2800000003" table:style-name="ce15">
            <text:p>8.267.742<text:s/></text:p>
          </table:table-cell>
          <table:table-cell office:value-type="float" office:value="18016993588.159996" table:style-name="ce16">
            <text:p>18.016.993.588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4"/>IRRF - RENDIMENTOS DO TRABALHO</text:p>
          </table:table-cell>
          <table:table-cell office:value-type="float" office:value="5742705.8600000003" table:style-name="ce15">
            <text:p>5.742.706<text:s/></text:p>
          </table:table-cell>
          <table:table-cell office:value-type="float" office:value="21375424.969999999" table:style-name="ce15">
            <text:p>21.375.425<text:s/></text:p>
          </table:table-cell>
          <table:table-cell office:value-type="float" office:value="63587891.619999997" table:style-name="ce15">
            <text:p>63.587.892<text:s/></text:p>
          </table:table-cell>
          <table:table-cell office:value-type="float" office:value="3257996.82" table:style-name="ce15">
            <text:p>3.257.997<text:s/></text:p>
          </table:table-cell>
          <table:table-cell office:value-type="float" office:value="95760989.599999994" table:style-name="ce15">
            <text:p>95.760.990<text:s/></text:p>
          </table:table-cell>
          <table:table-cell office:value-type="float" office:value="89644682.959999993" table:style-name="ce15">
            <text:p>89.644.683<text:s/></text:p>
          </table:table-cell>
          <table:table-cell office:value-type="float" office:value="1833978664.4400001" table:style-name="ce15">
            <text:p>1.833.978.664<text:s/></text:p>
          </table:table-cell>
          <table:table-cell office:value-type="float" office:value="59619203.689999998" table:style-name="ce15">
            <text:p>59.619.204<text:s/></text:p>
          </table:table-cell>
          <table:table-cell office:value-type="float" office:value="74636795.489999995" table:style-name="ce15">
            <text:p>74.636.795<text:s/></text:p>
          </table:table-cell>
          <table:table-cell office:value-type="float" office:value="28197198.84" table:style-name="ce15">
            <text:p>28.197.199<text:s/></text:p>
          </table:table-cell>
          <table:table-cell office:value-type="float" office:value="375664816.35000002" table:style-name="ce15">
            <text:p>375.664.816<text:s/></text:p>
          </table:table-cell>
          <table:table-cell office:value-type="float" office:value="28560001.960000001" table:style-name="ce15">
            <text:p>28.560.002<text:s/></text:p>
          </table:table-cell>
          <table:table-cell office:value-type="float" office:value="39712879.619999997" table:style-name="ce15">
            <text:p>39.712.880<text:s/></text:p>
          </table:table-cell>
          <table:table-cell office:value-type="float" office:value="53144574.549999997" table:style-name="ce15">
            <text:p>53.144.575<text:s/></text:p>
          </table:table-cell>
          <table:table-cell office:value-type="float" office:value="39673034.789999999" table:style-name="ce15">
            <text:p>39.673.035<text:s/></text:p>
          </table:table-cell>
          <table:table-cell office:value-type="float" office:value="98369507.049999997" table:style-name="ce15">
            <text:p>98.369.507<text:s/></text:p>
          </table:table-cell>
          <table:table-cell office:value-type="float" office:value="19693509.969999999" table:style-name="ce15">
            <text:p>19.693.510<text:s/></text:p>
          </table:table-cell>
          <table:table-cell office:value-type="float" office:value="293349164.63" table:style-name="ce15">
            <text:p>293.349.165<text:s/></text:p>
          </table:table-cell>
          <table:table-cell office:value-type="float" office:value="974445729.42999995" table:style-name="ce15">
            <text:p>974.445.729<text:s/></text:p>
          </table:table-cell>
          <table:table-cell office:value-type="float" office:value="31294136.02" table:style-name="ce15">
            <text:p>31.294.136<text:s/></text:p>
          </table:table-cell>
          <table:table-cell office:value-type="float" office:value="14171837.48" table:style-name="ce15">
            <text:p>14.171.837<text:s/></text:p>
          </table:table-cell>
          <table:table-cell office:value-type="float" office:value="5377132.9500000002" table:style-name="ce15">
            <text:p>5.377.133<text:s/></text:p>
          </table:table-cell>
          <table:table-cell office:value-type="float" office:value="273570622.08999997" table:style-name="ce15">
            <text:p>273.570.622<text:s/></text:p>
          </table:table-cell>
          <table:table-cell office:value-type="float" office:value="141859973.53" table:style-name="ce15">
            <text:p>141.859.974<text:s/></text:p>
          </table:table-cell>
          <table:table-cell office:value-type="float" office:value="22283415.699999999" table:style-name="ce15">
            <text:p>22.283.416<text:s/></text:p>
          </table:table-cell>
          <table:table-cell office:value-type="float" office:value="2253328582.8299999" table:style-name="ce15">
            <text:p>2.253.328.583<text:s/></text:p>
          </table:table-cell>
          <table:table-cell office:value-type="float" office:value="6944538.7999999998" table:style-name="ce15">
            <text:p>6.944.539<text:s/></text:p>
          </table:table-cell>
          <table:table-cell office:value-type="float" office:value="6947245012.039999" table:style-name="ce16">
            <text:p>6.947.245.012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4"/>IRRF - RENDIMENTOS DO CAPITAL</text:p>
          </table:table-cell>
          <table:table-cell office:value-type="float" office:value="260166.9" table:style-name="ce15">
            <text:p>260.167<text:s/></text:p>
          </table:table-cell>
          <table:table-cell office:value-type="float" office:value="1013633.19" table:style-name="ce15">
            <text:p>1.013.633<text:s/></text:p>
          </table:table-cell>
          <table:table-cell office:value-type="float" office:value="3323433.15" table:style-name="ce15">
            <text:p>3.323.433<text:s/></text:p>
          </table:table-cell>
          <table:table-cell office:value-type="float" office:value="82663.25" table:style-name="ce15">
            <text:p>82.663<text:s/></text:p>
          </table:table-cell>
          <table:table-cell office:value-type="float" office:value="10370772.380000001" table:style-name="ce15">
            <text:p>10.370.772<text:s/></text:p>
          </table:table-cell>
          <table:table-cell office:value-type="float" office:value="26401021.670000002" table:style-name="ce15">
            <text:p>26.401.022<text:s/></text:p>
          </table:table-cell>
          <table:table-cell office:value-type="float" office:value="810079076.38" table:style-name="ce15">
            <text:p>810.079.076<text:s/></text:p>
          </table:table-cell>
          <table:table-cell office:value-type="float" office:value="11855672.43" table:style-name="ce15">
            <text:p>11.855.672<text:s/></text:p>
          </table:table-cell>
          <table:table-cell office:value-type="float" office:value="6926888.9199999999" table:style-name="ce15">
            <text:p>6.926.889<text:s/></text:p>
          </table:table-cell>
          <table:table-cell office:value-type="float" office:value="1007748.13" table:style-name="ce15">
            <text:p>1.007.748<text:s/></text:p>
          </table:table-cell>
          <table:table-cell office:value-type="float" office:value="50576808.759999998" table:style-name="ce15">
            <text:p>50.576.809<text:s/></text:p>
          </table:table-cell>
          <table:table-cell office:value-type="float" office:value="2814344.52" table:style-name="ce15">
            <text:p>2.814.345<text:s/></text:p>
          </table:table-cell>
          <table:table-cell office:value-type="float" office:value="4429747.9000000004" table:style-name="ce15">
            <text:p>4.429.748<text:s/></text:p>
          </table:table-cell>
          <table:table-cell office:value-type="float" office:value="4923237.66" table:style-name="ce15">
            <text:p>4.923.238<text:s/></text:p>
          </table:table-cell>
          <table:table-cell office:value-type="float" office:value="1217399.3799999999" table:style-name="ce15">
            <text:p>1.217.399<text:s/></text:p>
          </table:table-cell>
          <table:table-cell office:value-type="float" office:value="7023425.0099999998" table:style-name="ce15">
            <text:p>7.023.425<text:s/></text:p>
          </table:table-cell>
          <table:table-cell office:value-type="float" office:value="670414.44999999995" table:style-name="ce15">
            <text:p>670.414<text:s/></text:p>
          </table:table-cell>
          <table:table-cell office:value-type="float" office:value="464995926.33999997" table:style-name="ce15">
            <text:p>464.995.926<text:s/></text:p>
          </table:table-cell>
          <table:table-cell office:value-type="float" office:value="1862687308.22" table:style-name="ce15">
            <text:p>1.862.687.308<text:s/></text:p>
          </table:table-cell>
          <table:table-cell office:value-type="float" office:value="7343672.6799999997" table:style-name="ce15">
            <text:p>7.343.673<text:s/></text:p>
          </table:table-cell>
          <table:table-cell office:value-type="float" office:value="1616586.06" table:style-name="ce15">
            <text:p>1.616.586<text:s/></text:p>
          </table:table-cell>
          <table:table-cell office:value-type="float" office:value="105112.64" table:style-name="ce15">
            <text:p>105.113<text:s/></text:p>
          </table:table-cell>
          <table:table-cell office:value-type="float" office:value="90919206.890000001" table:style-name="ce15">
            <text:p>90.919.207<text:s/></text:p>
          </table:table-cell>
          <table:table-cell office:value-type="float" office:value="26921850.949999999" table:style-name="ce15">
            <text:p>26.921.851<text:s/></text:p>
          </table:table-cell>
          <table:table-cell office:value-type="float" office:value="2249891.54" table:style-name="ce15">
            <text:p>2.249.892<text:s/></text:p>
          </table:table-cell>
          <table:table-cell office:value-type="float" office:value="4812271675.3400002" table:style-name="ce15">
            <text:p>4.812.271.675<text:s/></text:p>
          </table:table-cell>
          <table:table-cell office:value-type="float" office:value="464965.96" table:style-name="ce15">
            <text:p>464.966<text:s/></text:p>
          </table:table-cell>
          <table:table-cell office:value-type="float" office:value="8212552650.6999998" table:style-name="ce16">
            <text:p>8.212.552.651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4"/>IRRF - REMESSAS P/ EXTERIOR</text:p>
          </table:table-cell>
          <table:table-cell office:value-type="float" office:value="8566.67" table:style-name="ce15">
            <text:p>8.567<text:s/></text:p>
          </table:table-cell>
          <table:table-cell office:value-type="float" office:value="287735.81" table:style-name="ce15">
            <text:p>287.736<text:s/></text:p>
          </table:table-cell>
          <table:table-cell office:value-type="float" office:value="23063358.640000001" table:style-name="ce15">
            <text:p>23.063.359<text:s/></text:p>
          </table:table-cell>
          <table:table-cell office:value-type="float" office:value="60655.19" table:style-name="ce15">
            <text:p>60.655<text:s/></text:p>
          </table:table-cell>
          <table:table-cell office:value-type="float" office:value="8294548.2800000003" table:style-name="ce15">
            <text:p>8.294.548<text:s/></text:p>
          </table:table-cell>
          <table:table-cell office:value-type="float" office:value="7125092" table:style-name="ce15">
            <text:p>7.125.092<text:s/></text:p>
          </table:table-cell>
          <table:table-cell office:value-type="float" office:value="148050720.99000001" table:style-name="ce15">
            <text:p>148.050.721<text:s/></text:p>
          </table:table-cell>
          <table:table-cell office:value-type="float" office:value="7314943.6100000003" table:style-name="ce15">
            <text:p>7.314.944<text:s/></text:p>
          </table:table-cell>
          <table:table-cell office:value-type="float" office:value="10312648.74" table:style-name="ce15">
            <text:p>10.312.649<text:s/></text:p>
          </table:table-cell>
          <table:table-cell office:value-type="float" office:value="414943.06" table:style-name="ce15">
            <text:p>414.943<text:s/></text:p>
          </table:table-cell>
          <table:table-cell office:value-type="float" office:value="42187309.969999999" table:style-name="ce15">
            <text:p>42.187.310<text:s/></text:p>
          </table:table-cell>
          <table:table-cell office:value-type="float" office:value="2214295.13" table:style-name="ce15">
            <text:p>2.214.295<text:s/></text:p>
          </table:table-cell>
          <table:table-cell office:value-type="float" office:value="3269329.28" table:style-name="ce15">
            <text:p>3.269.329<text:s/></text:p>
          </table:table-cell>
          <table:table-cell office:value-type="float" office:value="2396437.4700000002" table:style-name="ce15">
            <text:p>2.396.437<text:s/></text:p>
          </table:table-cell>
          <table:table-cell office:value-type="float" office:value="552854.88" table:style-name="ce15">
            <text:p>552.855<text:s/></text:p>
          </table:table-cell>
          <table:table-cell office:value-type="float" office:value="4550701.62" table:style-name="ce15">
            <text:p>4.550.702<text:s/></text:p>
          </table:table-cell>
          <table:table-cell office:value-type="float" office:value="393255.13" table:style-name="ce15">
            <text:p>393.255<text:s/></text:p>
          </table:table-cell>
          <table:table-cell office:value-type="float" office:value="38239416.310000002" table:style-name="ce15">
            <text:p>38.239.416<text:s/></text:p>
          </table:table-cell>
          <table:table-cell office:value-type="float" office:value="394786722.57999998" table:style-name="ce15">
            <text:p>394.786.723<text:s/></text:p>
          </table:table-cell>
          <table:table-cell office:value-type="float" office:value="1391677.27" table:style-name="ce15">
            <text:p>1.391.677<text:s/></text:p>
          </table:table-cell>
          <table:table-cell office:value-type="float" office:value="126995.84" table:style-name="ce15">
            <text:p>126.996<text:s/></text:p>
          </table:table-cell>
          <table:table-cell office:value-type="float" office:value="17.829999999999998" table:style-name="ce15">
            <text:p>18<text:s/></text:p>
          </table:table-cell>
          <table:table-cell office:value-type="float" office:value="26083145.850000001" table:style-name="ce15">
            <text:p>26.083.146<text:s/></text:p>
          </table:table-cell>
          <table:table-cell office:value-type="float" office:value="14156741.029999999" table:style-name="ce15">
            <text:p>14.156.741<text:s/></text:p>
          </table:table-cell>
          <table:table-cell office:value-type="float" office:value="233824.01" table:style-name="ce15">
            <text:p>233.824<text:s/></text:p>
          </table:table-cell>
          <table:table-cell office:value-type="float" office:value="1347263995.9200001" table:style-name="ce15">
            <text:p>1.347.263.996<text:s/></text:p>
          </table:table-cell>
          <table:table-cell office:value-type="float" office:value="245825.06" table:style-name="ce15">
            <text:p>245.825<text:s/></text:p>
          </table:table-cell>
          <table:table-cell office:value-type="float" office:value="2083025758.1700001" table:style-name="ce16">
            <text:p>2.083.025.758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4"/>IRRF - OUTROS RENDIMENTOS</text:p>
          </table:table-cell>
          <table:table-cell office:value-type="float" office:value="449825.31" table:style-name="ce15">
            <text:p>449.825<text:s/></text:p>
          </table:table-cell>
          <table:table-cell office:value-type="float" office:value="2101402.11" table:style-name="ce15">
            <text:p>2.101.402<text:s/></text:p>
          </table:table-cell>
          <table:table-cell office:value-type="float" office:value="4530634.82" table:style-name="ce15">
            <text:p>4.530.635<text:s/></text:p>
          </table:table-cell>
          <table:table-cell office:value-type="float" office:value="205899.68" table:style-name="ce15">
            <text:p>205.900<text:s/></text:p>
          </table:table-cell>
          <table:table-cell office:value-type="float" office:value="9255281.5999999996" table:style-name="ce15">
            <text:p>9.255.282<text:s/></text:p>
          </table:table-cell>
          <table:table-cell office:value-type="float" office:value="8923516.2599999998" table:style-name="ce15">
            <text:p>8.923.516<text:s/></text:p>
          </table:table-cell>
          <table:table-cell office:value-type="float" office:value="134803612.15000001" table:style-name="ce15">
            <text:p>134.803.612<text:s/></text:p>
          </table:table-cell>
          <table:table-cell office:value-type="float" office:value="6339541.8900000006" table:style-name="ce15">
            <text:p>6.339.542<text:s/></text:p>
          </table:table-cell>
          <table:table-cell office:value-type="float" office:value="5615007.5800000001" table:style-name="ce15">
            <text:p>5.615.008<text:s/></text:p>
          </table:table-cell>
          <table:table-cell office:value-type="float" office:value="1955111.03" table:style-name="ce15">
            <text:p>1.955.111<text:s/></text:p>
          </table:table-cell>
          <table:table-cell office:value-type="float" office:value="37275256.149999999" table:style-name="ce15">
            <text:p>37.275.256<text:s/></text:p>
          </table:table-cell>
          <table:table-cell office:value-type="float" office:value="1878455.12" table:style-name="ce15">
            <text:p>1.878.455<text:s/></text:p>
          </table:table-cell>
          <table:table-cell office:value-type="float" office:value="2589182.7400000002" table:style-name="ce15">
            <text:p>2.589.183<text:s/></text:p>
          </table:table-cell>
          <table:table-cell office:value-type="float" office:value="2911225.3000000003" table:style-name="ce15">
            <text:p>2.911.225<text:s/></text:p>
          </table:table-cell>
          <table:table-cell office:value-type="float" office:value="2031276.97" table:style-name="ce15">
            <text:p>2.031.277<text:s/></text:p>
          </table:table-cell>
          <table:table-cell office:value-type="float" office:value="8282832.6300000008" table:style-name="ce15">
            <text:p>8.282.833<text:s/></text:p>
          </table:table-cell>
          <table:table-cell office:value-type="float" office:value="1672248.6" table:style-name="ce15">
            <text:p>1.672.249<text:s/></text:p>
          </table:table-cell>
          <table:table-cell office:value-type="float" office:value="23548558.349999998" table:style-name="ce15">
            <text:p>23.548.558<text:s/></text:p>
          </table:table-cell>
          <table:table-cell office:value-type="float" office:value="87725600.140000001" table:style-name="ce15">
            <text:p>87.725.600<text:s/></text:p>
          </table:table-cell>
          <table:table-cell office:value-type="float" office:value="1598739.86" table:style-name="ce15">
            <text:p>1.598.740<text:s/></text:p>
          </table:table-cell>
          <table:table-cell office:value-type="float" office:value="515541.25" table:style-name="ce15">
            <text:p>515.541<text:s/></text:p>
          </table:table-cell>
          <table:table-cell office:value-type="float" office:value="142491.83000000002" table:style-name="ce15">
            <text:p>142.492<text:s/></text:p>
          </table:table-cell>
          <table:table-cell office:value-type="float" office:value="32695397.509999998" table:style-name="ce15">
            <text:p>32.695.398<text:s/></text:p>
          </table:table-cell>
          <table:table-cell office:value-type="float" office:value="14940471.91" table:style-name="ce15">
            <text:p>14.940.472<text:s/></text:p>
          </table:table-cell>
          <table:table-cell office:value-type="float" office:value="1983517.96" table:style-name="ce15">
            <text:p>1.983.518<text:s/></text:p>
          </table:table-cell>
          <table:table-cell office:value-type="float" office:value="379587126.03999996" table:style-name="ce15">
            <text:p>379.587.126<text:s/></text:p>
          </table:table-cell>
          <table:table-cell office:value-type="float" office:value="612412.46" table:style-name="ce15">
            <text:p>612.412<text:s/></text:p>
          </table:table-cell>
          <table:table-cell office:value-type="float" office:value="774170167.25" table:style-name="ce16">
            <text:p>774.170.167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IMPOSTO S/ OPERAÇÕES FINANCEIRAS</text:p>
          </table:table-cell>
          <table:table-cell office:value-type="float" office:value="71465.649999999994" table:style-name="ce15">
            <text:p>71.466<text:s/></text:p>
          </table:table-cell>
          <table:table-cell office:value-type="float" office:value="200457.4" table:style-name="ce15">
            <text:p>200.457<text:s/></text:p>
          </table:table-cell>
          <table:table-cell office:value-type="float" office:value="2239552.79" table:style-name="ce15">
            <text:p>2.239.553<text:s/></text:p>
          </table:table-cell>
          <table:table-cell office:value-type="float" office:value="60157.94" table:style-name="ce15">
            <text:p>60.158<text:s/></text:p>
          </table:table-cell>
          <table:table-cell office:value-type="float" office:value="5092112.99" table:style-name="ce15">
            <text:p>5.092.113<text:s/></text:p>
          </table:table-cell>
          <table:table-cell office:value-type="float" office:value="7063579.2400000002" table:style-name="ce15">
            <text:p>7.063.579<text:s/></text:p>
          </table:table-cell>
          <table:table-cell office:value-type="float" office:value="662526659.08999991" table:style-name="ce15">
            <text:p>662.526.659<text:s/></text:p>
          </table:table-cell>
          <table:table-cell office:value-type="float" office:value="10530129.529999999" table:style-name="ce15">
            <text:p>10.530.130<text:s/></text:p>
          </table:table-cell>
          <table:table-cell office:value-type="float" office:value="3092663.9" table:style-name="ce15">
            <text:p>3.092.664<text:s/></text:p>
          </table:table-cell>
          <table:table-cell office:value-type="float" office:value="380061.52" table:style-name="ce15">
            <text:p>380.062<text:s/></text:p>
          </table:table-cell>
          <table:table-cell office:value-type="float" office:value="64036177.460000001" table:style-name="ce15">
            <text:p>64.036.177<text:s/></text:p>
          </table:table-cell>
          <table:table-cell office:value-type="float" office:value="1517610.54" table:style-name="ce15">
            <text:p>1.517.611<text:s/></text:p>
          </table:table-cell>
          <table:table-cell office:value-type="float" office:value="6634267.4500000002" table:style-name="ce15">
            <text:p>6.634.267<text:s/></text:p>
          </table:table-cell>
          <table:table-cell office:value-type="float" office:value="11255173.640000001" table:style-name="ce15">
            <text:p>11.255.174<text:s/></text:p>
          </table:table-cell>
          <table:table-cell office:value-type="float" office:value="539368.55000000005" table:style-name="ce15">
            <text:p>539.369<text:s/></text:p>
          </table:table-cell>
          <table:table-cell office:value-type="float" office:value="9894675.7200000007" table:style-name="ce15">
            <text:p>9.894.676<text:s/></text:p>
          </table:table-cell>
          <table:table-cell office:value-type="float" office:value="80587.649999999994" table:style-name="ce15">
            <text:p>80.588<text:s/></text:p>
          </table:table-cell>
          <table:table-cell office:value-type="float" office:value="132154113.5" table:style-name="ce15">
            <text:p>132.154.114<text:s/></text:p>
          </table:table-cell>
          <table:table-cell office:value-type="float" office:value="115506555.59" table:style-name="ce15">
            <text:p>115.506.556<text:s/></text:p>
          </table:table-cell>
          <table:table-cell office:value-type="float" office:value="609925.41" table:style-name="ce15">
            <text:p>609.925<text:s/></text:p>
          </table:table-cell>
          <table:table-cell office:value-type="float" office:value="1703332.6" table:style-name="ce15">
            <text:p>1.703.333<text:s/></text:p>
          </table:table-cell>
          <table:table-cell office:value-type="float" office:value="9244.5400000000009" table:style-name="ce15">
            <text:p>9.245<text:s/></text:p>
          </table:table-cell>
          <table:table-cell office:value-type="float" office:value="56082708.030000001" table:style-name="ce15">
            <text:p>56.082.708<text:s/></text:p>
          </table:table-cell>
          <table:table-cell office:value-type="float" office:value="10937783.02" table:style-name="ce15">
            <text:p>10.937.783<text:s/></text:p>
          </table:table-cell>
          <table:table-cell office:value-type="float" office:value="3340151.46" table:style-name="ce15">
            <text:p>3.340.151<text:s/></text:p>
          </table:table-cell>
          <table:table-cell office:value-type="float" office:value="2035492285.1199999" table:style-name="ce15">
            <text:p>2.035.492.285<text:s/></text:p>
          </table:table-cell>
          <table:table-cell office:value-type="float" office:value="137347.42000000001" table:style-name="ce15">
            <text:p>137.347<text:s/></text:p>
          </table:table-cell>
          <table:table-cell office:value-type="float" office:value="3141188147.75" table:style-name="ce16">
            <text:p>3.141.188.148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IMPOSTO TERRITORIAL RURAL</text:p>
          </table:table-cell>
          <table:table-cell office:value-type="float" office:value="25734.01" table:style-name="ce15">
            <text:p>25.734<text:s/></text:p>
          </table:table-cell>
          <table:table-cell office:value-type="float" office:value="71104.69" table:style-name="ce15">
            <text:p>71.105<text:s/></text:p>
          </table:table-cell>
          <table:table-cell office:value-type="float" office:value="69721.25" table:style-name="ce15">
            <text:p>69.721<text:s/></text:p>
          </table:table-cell>
          <table:table-cell office:value-type="float" office:value="24295.74" table:style-name="ce15">
            <text:p>24.296<text:s/></text:p>
          </table:table-cell>
          <table:table-cell office:value-type="float" office:value="673346.44" table:style-name="ce15">
            <text:p>673.346<text:s/></text:p>
          </table:table-cell>
          <table:table-cell office:value-type="float" office:value="139641.63" table:style-name="ce15">
            <text:p>139.642<text:s/></text:p>
          </table:table-cell>
          <table:table-cell office:value-type="float" office:value="60359.86" table:style-name="ce15">
            <text:p>60.360<text:s/></text:p>
          </table:table-cell>
          <table:table-cell office:value-type="float" office:value="84752.43" table:style-name="ce15">
            <text:p>84.752<text:s/></text:p>
          </table:table-cell>
          <table:table-cell office:value-type="float" office:value="942803.78" table:style-name="ce15">
            <text:p>942.804<text:s/></text:p>
          </table:table-cell>
          <table:table-cell office:value-type="float" office:value="119774.7" table:style-name="ce15">
            <text:p>119.775<text:s/></text:p>
          </table:table-cell>
          <table:table-cell office:value-type="float" office:value="1611266.43" table:style-name="ce15">
            <text:p>1.611.266<text:s/></text:p>
          </table:table-cell>
          <table:table-cell office:value-type="float" office:value="2133256.62" table:style-name="ce15">
            <text:p>2.133.257<text:s/></text:p>
          </table:table-cell>
          <table:table-cell office:value-type="float" office:value="2565170.6" table:style-name="ce15">
            <text:p>2.565.171<text:s/></text:p>
          </table:table-cell>
          <table:table-cell office:value-type="float" office:value="1575383.62" table:style-name="ce15">
            <text:p>1.575.384<text:s/></text:p>
          </table:table-cell>
          <table:table-cell office:value-type="float" office:value="60274.61" table:style-name="ce15">
            <text:p>60.275<text:s/></text:p>
          </table:table-cell>
          <table:table-cell office:value-type="float" office:value="243216.03" table:style-name="ce15">
            <text:p>243.216<text:s/></text:p>
          </table:table-cell>
          <table:table-cell office:value-type="float" office:value="542501.99" table:style-name="ce15">
            <text:p>542.502<text:s/></text:p>
          </table:table-cell>
          <table:table-cell office:value-type="float" office:value="758645.27" table:style-name="ce15">
            <text:p>758.645<text:s/></text:p>
          </table:table-cell>
          <table:table-cell office:value-type="float" office:value="378213.68" table:style-name="ce15">
            <text:p>378.214<text:s/></text:p>
          </table:table-cell>
          <table:table-cell office:value-type="float" office:value="51174.53" table:style-name="ce15">
            <text:p>51.175<text:s/></text:p>
          </table:table-cell>
          <table:table-cell office:value-type="float" office:value="74675.820000000007" table:style-name="ce15">
            <text:p>74.676<text:s/></text:p>
          </table:table-cell>
          <table:table-cell office:value-type="float" office:value="44722.8" table:style-name="ce15">
            <text:p>44.723<text:s/></text:p>
          </table:table-cell>
          <table:table-cell office:value-type="float" office:value="1274519.04" table:style-name="ce15">
            <text:p>1.274.519<text:s/></text:p>
          </table:table-cell>
          <table:table-cell office:value-type="float" office:value="313088.69" table:style-name="ce15">
            <text:p>313.089<text:s/></text:p>
          </table:table-cell>
          <table:table-cell office:value-type="float" office:value="64809.67" table:style-name="ce15">
            <text:p>64.810<text:s/></text:p>
          </table:table-cell>
          <table:table-cell office:value-type="float" office:value="1746384.78" table:style-name="ce15">
            <text:p>1.746.385<text:s/></text:p>
          </table:table-cell>
          <table:table-cell office:value-type="float" office:value="162329.82999999999" table:style-name="ce15">
            <text:p>162.330<text:s/></text:p>
          </table:table-cell>
          <table:table-cell office:value-type="float" office:value="15811168.539999999" table:style-name="ce16">
            <text:p>15.811.169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COFINS</text:p>
          </table:table-cell>
          <table:table-cell office:value-type="float" office:value="7593316.4500000002" table:style-name="ce15">
            <text:p>7.593.316<text:s/></text:p>
          </table:table-cell>
          <table:table-cell office:value-type="float" office:value="32534497.34" table:style-name="ce15">
            <text:p>32.534.497<text:s/></text:p>
          </table:table-cell>
          <table:table-cell office:value-type="float" office:value="292451429.44999999" table:style-name="ce15">
            <text:p>292.451.429<text:s/></text:p>
          </table:table-cell>
          <table:table-cell office:value-type="float" office:value="6147620" table:style-name="ce15">
            <text:p>6.147.620<text:s/></text:p>
          </table:table-cell>
          <table:table-cell office:value-type="float" office:value="381883404.32999998" table:style-name="ce15">
            <text:p>381.883.404<text:s/></text:p>
          </table:table-cell>
          <table:table-cell office:value-type="float" office:value="243590856.25" table:style-name="ce15">
            <text:p>243.590.856<text:s/></text:p>
          </table:table-cell>
          <table:table-cell office:value-type="float" office:value="795101599.85000002" table:style-name="ce15">
            <text:p>795.101.600<text:s/></text:p>
          </table:table-cell>
          <table:table-cell office:value-type="float" office:value="327211905.63" table:style-name="ce15">
            <text:p>327.211.906<text:s/></text:p>
          </table:table-cell>
          <table:table-cell office:value-type="float" office:value="205444781.15000001" table:style-name="ce15">
            <text:p>205.444.781<text:s/></text:p>
          </table:table-cell>
          <table:table-cell office:value-type="float" office:value="112469868.47" table:style-name="ce15">
            <text:p>112.469.868<text:s/></text:p>
          </table:table-cell>
          <table:table-cell office:value-type="float" office:value="847234474.87" table:style-name="ce15">
            <text:p>847.234.475<text:s/></text:p>
          </table:table-cell>
          <table:table-cell office:value-type="float" office:value="68624195.159999996" table:style-name="ce15">
            <text:p>68.624.195<text:s/></text:p>
          </table:table-cell>
          <table:table-cell office:value-type="float" office:value="95731557.489999995" table:style-name="ce15">
            <text:p>95.731.557<text:s/></text:p>
          </table:table-cell>
          <table:table-cell office:value-type="float" office:value="105421633.14" table:style-name="ce15">
            <text:p>105.421.633<text:s/></text:p>
          </table:table-cell>
          <table:table-cell office:value-type="float" office:value="61698591.130000003" table:style-name="ce15">
            <text:p>61.698.591<text:s/></text:p>
          </table:table-cell>
          <table:table-cell office:value-type="float" office:value="362301956.24000001" table:style-name="ce15">
            <text:p>362.301.956<text:s/></text:p>
          </table:table-cell>
          <table:table-cell office:value-type="float" office:value="38965462.210000001" table:style-name="ce15">
            <text:p>38.965.462<text:s/></text:p>
          </table:table-cell>
          <table:table-cell office:value-type="float" office:value="884843003.88999999" table:style-name="ce15">
            <text:p>884.843.004<text:s/></text:p>
          </table:table-cell>
          <table:table-cell office:value-type="float" office:value="3319761837.5700002" table:style-name="ce15">
            <text:p>3.319.761.838<text:s/></text:p>
          </table:table-cell>
          <table:table-cell office:value-type="float" office:value="60444820.82" table:style-name="ce15">
            <text:p>60.444.821<text:s/></text:p>
          </table:table-cell>
          <table:table-cell office:value-type="float" office:value="32043771.59" table:style-name="ce15">
            <text:p>32.043.772<text:s/></text:p>
          </table:table-cell>
          <table:table-cell office:value-type="float" office:value="6597101.2999999998" table:style-name="ce15">
            <text:p>6.597.101<text:s/></text:p>
          </table:table-cell>
          <table:table-cell office:value-type="float" office:value="811948733.75" table:style-name="ce15">
            <text:p>811.948.734<text:s/></text:p>
          </table:table-cell>
          <table:table-cell office:value-type="float" office:value="778807659.27999997" table:style-name="ce15">
            <text:p>778.807.659<text:s/></text:p>
          </table:table-cell>
          <table:table-cell office:value-type="float" office:value="45061902.159999996" table:style-name="ce15">
            <text:p>45.061.902<text:s/></text:p>
          </table:table-cell>
          <table:table-cell office:value-type="float" office:value="6465682828.3999996" table:style-name="ce15">
            <text:p>6.465.682.828<text:s/></text:p>
          </table:table-cell>
          <table:table-cell office:value-type="float" office:value="22913632.420000002" table:style-name="ce15">
            <text:p>22.913.632<text:s/></text:p>
          </table:table-cell>
          <table:table-cell office:value-type="float" office:value="16412512440.340002" table:style-name="ce16">
            <text:p>16.412.512.440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3"/>FINANCEIRAS</text:p>
          </table:table-cell>
          <table:table-cell office:value-type="float" office:value="615.42999999999995" table:style-name="ce15">
            <text:p>615<text:s/></text:p>
          </table:table-cell>
          <table:table-cell office:value-type="float" office:value="57932.78" table:style-name="ce15">
            <text:p>57.933<text:s/></text:p>
          </table:table-cell>
          <table:table-cell office:value-type="float" office:value="265926.26" table:style-name="ce15">
            <text:p>265.926<text:s/></text:p>
          </table:table-cell>
          <table:table-cell office:value-type="float" office:value="23352.71" table:style-name="ce15">
            <text:p>23.353<text:s/></text:p>
          </table:table-cell>
          <table:table-cell office:value-type="float" office:value="1449823.73" table:style-name="ce15">
            <text:p>1.449.824<text:s/></text:p>
          </table:table-cell>
          <table:table-cell office:value-type="float" office:value="17012785.149999999" table:style-name="ce15">
            <text:p>17.012.785<text:s/></text:p>
          </table:table-cell>
          <table:table-cell office:value-type="float" office:value="368224780.63" table:style-name="ce15">
            <text:p>368.224.781<text:s/></text:p>
          </table:table-cell>
          <table:table-cell office:value-type="float" office:value="5778193.7300000004" table:style-name="ce15">
            <text:p>5.778.194<text:s/></text:p>
          </table:table-cell>
          <table:table-cell office:value-type="float" office:value="526459.23" table:style-name="ce15">
            <text:p>526.459<text:s/></text:p>
          </table:table-cell>
          <table:table-cell office:value-type="float" office:value="32775.57" table:style-name="ce15">
            <text:p>32.776<text:s/></text:p>
          </table:table-cell>
          <table:table-cell office:value-type="float" office:value="22261361.989999998" table:style-name="ce15">
            <text:p>22.261.362<text:s/></text:p>
          </table:table-cell>
          <table:table-cell office:value-type="float" office:value="19352.82" table:style-name="ce15">
            <text:p>19.353<text:s/></text:p>
          </table:table-cell>
          <table:table-cell office:value-type="float" office:value="123467.36" table:style-name="ce15">
            <text:p>123.467<text:s/></text:p>
          </table:table-cell>
          <table:table-cell office:value-type="float" office:value="8607765.5099999998" table:style-name="ce15">
            <text:p>8.607.766<text:s/></text:p>
          </table:table-cell>
          <table:table-cell office:value-type="float" office:value="29679.89" table:style-name="ce15">
            <text:p>29.680<text:s/></text:p>
          </table:table-cell>
          <table:table-cell office:value-type="float" office:value="8503131.2100000009" table:style-name="ce15">
            <text:p>8.503.131<text:s/></text:p>
          </table:table-cell>
          <table:table-cell office:value-type="float" office:value="28291.02" table:style-name="ce15">
            <text:p>28.291<text:s/></text:p>
          </table:table-cell>
          <table:table-cell office:value-type="float" office:value="18421158.879999999" table:style-name="ce15">
            <text:p>18.421.159<text:s/></text:p>
          </table:table-cell>
          <table:table-cell office:value-type="float" office:value="136307213.19999999" table:style-name="ce15">
            <text:p>136.307.213<text:s/></text:p>
          </table:table-cell>
          <table:table-cell office:value-type="float" office:value="152894.94" table:style-name="ce15">
            <text:p>152.895<text:s/></text:p>
          </table:table-cell>
          <table:table-cell office:value-type="float" office:value="16175.36" table:style-name="ce15">
            <text:p>16.175<text:s/></text:p>
          </table:table-cell>
          <table:table-cell office:value-type="float" office:value="4863.1099999999997" table:style-name="ce15">
            <text:p>4.863<text:s/></text:p>
          </table:table-cell>
          <table:table-cell office:value-type="float" office:value="29420357.649999999" table:style-name="ce15">
            <text:p>29.420.358<text:s/></text:p>
          </table:table-cell>
          <table:table-cell office:value-type="float" office:value="1774602.48" table:style-name="ce15">
            <text:p>1.774.602<text:s/></text:p>
          </table:table-cell>
          <table:table-cell office:value-type="float" office:value="1309052.0900000001" table:style-name="ce15">
            <text:p>1.309.052<text:s/></text:p>
          </table:table-cell>
          <table:table-cell office:value-type="float" office:value="494721883.80000001" table:style-name="ce15">
            <text:p>494.721.884<text:s/></text:p>
          </table:table-cell>
          <table:table-cell office:value-type="float" office:value="24524.240000000002" table:style-name="ce15">
            <text:p>24.524<text:s/></text:p>
          </table:table-cell>
          <table:table-cell office:value-type="float" office:value="1115098420.77" table:style-name="ce16">
            <text:p>1.115.098.421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3"/>DEMAIS</text:p>
          </table:table-cell>
          <table:table-cell office:value-type="float" office:value="7592701.0200000005" table:style-name="ce15">
            <text:p>7.592.701<text:s/></text:p>
          </table:table-cell>
          <table:table-cell office:value-type="float" office:value="32476564.559999999" table:style-name="ce15">
            <text:p>32.476.565<text:s/></text:p>
          </table:table-cell>
          <table:table-cell office:value-type="float" office:value="292185503.19000006" table:style-name="ce15">
            <text:p>292.185.503<text:s/></text:p>
          </table:table-cell>
          <table:table-cell office:value-type="float" office:value="6124267.29" table:style-name="ce15">
            <text:p>6.124.267<text:s/></text:p>
          </table:table-cell>
          <table:table-cell office:value-type="float" office:value="380433580.60000002" table:style-name="ce15">
            <text:p>380.433.581<text:s/></text:p>
          </table:table-cell>
          <table:table-cell office:value-type="float" office:value="226578071.10000002" table:style-name="ce15">
            <text:p>226.578.071<text:s/></text:p>
          </table:table-cell>
          <table:table-cell office:value-type="float" office:value="426876819.22000003" table:style-name="ce15">
            <text:p>426.876.819<text:s/></text:p>
          </table:table-cell>
          <table:table-cell office:value-type="float" office:value="321433711.89999998" table:style-name="ce15">
            <text:p>321.433.712<text:s/></text:p>
          </table:table-cell>
          <table:table-cell office:value-type="float" office:value="204918321.92000002" table:style-name="ce15">
            <text:p>204.918.322<text:s/></text:p>
          </table:table-cell>
          <table:table-cell office:value-type="float" office:value="112437092.90000001" table:style-name="ce15">
            <text:p>112.437.093<text:s/></text:p>
          </table:table-cell>
          <table:table-cell office:value-type="float" office:value="824973112.88000011" table:style-name="ce15">
            <text:p>824.973.113<text:s/></text:p>
          </table:table-cell>
          <table:table-cell office:value-type="float" office:value="68604842.339999989" table:style-name="ce15">
            <text:p>68.604.842<text:s/></text:p>
          </table:table-cell>
          <table:table-cell office:value-type="float" office:value="95608090.129999995" table:style-name="ce15">
            <text:p>95.608.090<text:s/></text:p>
          </table:table-cell>
          <table:table-cell office:value-type="float" office:value="96813867.63000001" table:style-name="ce15">
            <text:p>96.813.868<text:s/></text:p>
          </table:table-cell>
          <table:table-cell office:value-type="float" office:value="61668911.240000002" table:style-name="ce15">
            <text:p>61.668.911<text:s/></text:p>
          </table:table-cell>
          <table:table-cell office:value-type="float" office:value="353798825.02999991" table:style-name="ce15">
            <text:p>353.798.825<text:s/></text:p>
          </table:table-cell>
          <table:table-cell office:value-type="float" office:value="38937171.189999998" table:style-name="ce15">
            <text:p>38.937.171<text:s/></text:p>
          </table:table-cell>
          <table:table-cell office:value-type="float" office:value="866421845.01000011" table:style-name="ce15">
            <text:p>866.421.845<text:s/></text:p>
          </table:table-cell>
          <table:table-cell office:value-type="float" office:value="3183454624.3699999" table:style-name="ce15">
            <text:p>3.183.454.624<text:s/></text:p>
          </table:table-cell>
          <table:table-cell office:value-type="float" office:value="60291925.880000003" table:style-name="ce15">
            <text:p>60.291.926<text:s/></text:p>
          </table:table-cell>
          <table:table-cell office:value-type="float" office:value="32027596.229999997" table:style-name="ce15">
            <text:p>32.027.596<text:s/></text:p>
          </table:table-cell>
          <table:table-cell office:value-type="float" office:value="6592238.1899999995" table:style-name="ce15">
            <text:p>6.592.238<text:s/></text:p>
          </table:table-cell>
          <table:table-cell office:value-type="float" office:value="782528376.0999999" table:style-name="ce15">
            <text:p>782.528.376<text:s/></text:p>
          </table:table-cell>
          <table:table-cell office:value-type="float" office:value="777033056.79999995" table:style-name="ce15">
            <text:p>777.033.057<text:s/></text:p>
          </table:table-cell>
          <table:table-cell office:value-type="float" office:value="43752850.07" table:style-name="ce15">
            <text:p>43.752.850<text:s/></text:p>
          </table:table-cell>
          <table:table-cell office:value-type="float" office:value="5970960944.6000004" table:style-name="ce15">
            <text:p>5.970.960.945<text:s/></text:p>
          </table:table-cell>
          <table:table-cell office:value-type="float" office:value="22889108.180000003" table:style-name="ce15">
            <text:p>22.889.108<text:s/></text:p>
          </table:table-cell>
          <table:table-cell office:value-type="float" office:value="15297414019.57" table:style-name="ce16">
            <text:p>15.297.414.020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CONTRIBUIÇÃO PARA O PIS/PASEP</text:p>
          </table:table-cell>
          <table:table-cell office:value-type="float" office:value="2950190.34" table:style-name="ce15">
            <text:p>2.950.190<text:s/></text:p>
          </table:table-cell>
          <table:table-cell office:value-type="float" office:value="15432826.74" table:style-name="ce15">
            <text:p>15.432.827<text:s/></text:p>
          </table:table-cell>
          <table:table-cell office:value-type="float" office:value="77198077.849999994" table:style-name="ce15">
            <text:p>77.198.078<text:s/></text:p>
          </table:table-cell>
          <table:table-cell office:value-type="float" office:value="2863682.6" table:style-name="ce15">
            <text:p>2.863.683<text:s/></text:p>
          </table:table-cell>
          <table:table-cell office:value-type="float" office:value="109900830.87" table:style-name="ce15">
            <text:p>109.900.831<text:s/></text:p>
          </table:table-cell>
          <table:table-cell office:value-type="float" office:value="67382994.739999995" table:style-name="ce15">
            <text:p>67.382.995<text:s/></text:p>
          </table:table-cell>
          <table:table-cell office:value-type="float" office:value="353611103.69999999" table:style-name="ce15">
            <text:p>353.611.104<text:s/></text:p>
          </table:table-cell>
          <table:table-cell office:value-type="float" office:value="89098353.140000001" table:style-name="ce15">
            <text:p>89.098.353<text:s/></text:p>
          </table:table-cell>
          <table:table-cell office:value-type="float" office:value="61348410.68" table:style-name="ce15">
            <text:p>61.348.411<text:s/></text:p>
          </table:table-cell>
          <table:table-cell office:value-type="float" office:value="33637943.75" table:style-name="ce15">
            <text:p>33.637.944<text:s/></text:p>
          </table:table-cell>
          <table:table-cell office:value-type="float" office:value="250328195.41999999" table:style-name="ce15">
            <text:p>250.328.195<text:s/></text:p>
          </table:table-cell>
          <table:table-cell office:value-type="float" office:value="24936421.350000001" table:style-name="ce15">
            <text:p>24.936.421<text:s/></text:p>
          </table:table-cell>
          <table:table-cell office:value-type="float" office:value="36392027.030000001" table:style-name="ce15">
            <text:p>36.392.027<text:s/></text:p>
          </table:table-cell>
          <table:table-cell office:value-type="float" office:value="37063402.140000001" table:style-name="ce15">
            <text:p>37.063.402<text:s/></text:p>
          </table:table-cell>
          <table:table-cell office:value-type="float" office:value="19676005.98" table:style-name="ce15">
            <text:p>19.676.006<text:s/></text:p>
          </table:table-cell>
          <table:table-cell office:value-type="float" office:value="100355401.09" table:style-name="ce15">
            <text:p>100.355.401<text:s/></text:p>
          </table:table-cell>
          <table:table-cell office:value-type="float" office:value="14600538.5" table:style-name="ce15">
            <text:p>14.600.539<text:s/></text:p>
          </table:table-cell>
          <table:table-cell office:value-type="float" office:value="239377238.19" table:style-name="ce15">
            <text:p>239.377.238<text:s/></text:p>
          </table:table-cell>
          <table:table-cell office:value-type="float" office:value="824098426.77999997" table:style-name="ce15">
            <text:p>824.098.427<text:s/></text:p>
          </table:table-cell>
          <table:table-cell office:value-type="float" office:value="22139158.140000001" table:style-name="ce15">
            <text:p>22.139.158<text:s/></text:p>
          </table:table-cell>
          <table:table-cell office:value-type="float" office:value="13239840.76" table:style-name="ce15">
            <text:p>13.239.841<text:s/></text:p>
          </table:table-cell>
          <table:table-cell office:value-type="float" office:value="3834513.06" table:style-name="ce15">
            <text:p>3.834.513<text:s/></text:p>
          </table:table-cell>
          <table:table-cell office:value-type="float" office:value="224175911.71000001" table:style-name="ce15">
            <text:p>224.175.912<text:s/></text:p>
          </table:table-cell>
          <table:table-cell office:value-type="float" office:value="194831095.47999999" table:style-name="ce15">
            <text:p>194.831.095<text:s/></text:p>
          </table:table-cell>
          <table:table-cell office:value-type="float" office:value="14866592.83" table:style-name="ce15">
            <text:p>14.866.593<text:s/></text:p>
          </table:table-cell>
          <table:table-cell office:value-type="float" office:value="1596071589.4100001" table:style-name="ce15">
            <text:p>1.596.071.589<text:s/></text:p>
          </table:table-cell>
          <table:table-cell office:value-type="float" office:value="9541838.5399999991" table:style-name="ce15">
            <text:p>9.541.839<text:s/></text:p>
          </table:table-cell>
          <table:table-cell office:value-type="float" office:value="4438952610.8199997" table:style-name="ce16">
            <text:p>4.438.952.611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3"/>FINANCEIRAS</text:p>
          </table:table-cell>
          <table:table-cell office:value-type="float" office:value="99.2" table:style-name="ce15">
            <text:p>99<text:s/></text:p>
          </table:table-cell>
          <table:table-cell office:value-type="float" office:value="9807.9" table:style-name="ce15">
            <text:p>9.808<text:s/></text:p>
          </table:table-cell>
          <table:table-cell office:value-type="float" office:value="42751.519999999997" table:style-name="ce15">
            <text:p>42.752<text:s/></text:p>
          </table:table-cell>
          <table:table-cell office:value-type="float" office:value="3794.81" table:style-name="ce15">
            <text:p>3.795<text:s/></text:p>
          </table:table-cell>
          <table:table-cell office:value-type="float" office:value="209639.75" table:style-name="ce15">
            <text:p>209.640<text:s/></text:p>
          </table:table-cell>
          <table:table-cell office:value-type="float" office:value="2777641.63" table:style-name="ce15">
            <text:p>2.777.642<text:s/></text:p>
          </table:table-cell>
          <table:table-cell office:value-type="float" office:value="58722845.229999997" table:style-name="ce15">
            <text:p>58.722.845<text:s/></text:p>
          </table:table-cell>
          <table:table-cell office:value-type="float" office:value="990652.13" table:style-name="ce15">
            <text:p>990.652<text:s/></text:p>
          </table:table-cell>
          <table:table-cell office:value-type="float" office:value="84467.67" table:style-name="ce15">
            <text:p>84.468<text:s/></text:p>
          </table:table-cell>
          <table:table-cell office:value-type="float" office:value="5243.25" table:style-name="ce15">
            <text:p>5.243<text:s/></text:p>
          </table:table-cell>
          <table:table-cell office:value-type="float" office:value="3570145.98" table:style-name="ce15">
            <text:p>3.570.146<text:s/></text:p>
          </table:table-cell>
          <table:table-cell office:value-type="float" office:value="3139.88" table:style-name="ce15">
            <text:p>3.140<text:s/></text:p>
          </table:table-cell>
          <table:table-cell office:value-type="float" office:value="20949.8" table:style-name="ce15">
            <text:p>20.950<text:s/></text:p>
          </table:table-cell>
          <table:table-cell office:value-type="float" office:value="1409292.31" table:style-name="ce15">
            <text:p>1.409.292<text:s/></text:p>
          </table:table-cell>
          <table:table-cell office:value-type="float" office:value="4963.18" table:style-name="ce15">
            <text:p>4.963<text:s/></text:p>
          </table:table-cell>
          <table:table-cell office:value-type="float" office:value="1384147.13" table:style-name="ce15">
            <text:p>1.384.147<text:s/></text:p>
          </table:table-cell>
          <table:table-cell office:value-type="float" office:value="4530.74" table:style-name="ce15">
            <text:p>4.531<text:s/></text:p>
          </table:table-cell>
          <table:table-cell office:value-type="float" office:value="6687552.25" table:style-name="ce15">
            <text:p>6.687.552<text:s/></text:p>
          </table:table-cell>
          <table:table-cell office:value-type="float" office:value="25005430.719999999" table:style-name="ce15">
            <text:p>25.005.431<text:s/></text:p>
          </table:table-cell>
          <table:table-cell office:value-type="float" office:value="24714.01" table:style-name="ce15">
            <text:p>24.714<text:s/></text:p>
          </table:table-cell>
          <table:table-cell office:value-type="float" office:value="2470.02" table:style-name="ce15">
            <text:p>2.470<text:s/></text:p>
          </table:table-cell>
          <table:table-cell office:value-type="float" office:value="719.33" table:style-name="ce15">
            <text:p>719<text:s/></text:p>
          </table:table-cell>
          <table:table-cell office:value-type="float" office:value="5259560.76" table:style-name="ce15">
            <text:p>5.259.561<text:s/></text:p>
          </table:table-cell>
          <table:table-cell office:value-type="float" office:value="291239.88" table:style-name="ce15">
            <text:p>291.240<text:s/></text:p>
          </table:table-cell>
          <table:table-cell office:value-type="float" office:value="53312.49" table:style-name="ce15">
            <text:p>53.312<text:s/></text:p>
          </table:table-cell>
          <table:table-cell office:value-type="float" office:value="80575904.219999999" table:style-name="ce15">
            <text:p>80.575.904<text:s/></text:p>
          </table:table-cell>
          <table:table-cell office:value-type="float" office:value="3826.7" table:style-name="ce15">
            <text:p>3.827<text:s/></text:p>
          </table:table-cell>
          <table:table-cell office:value-type="float" office:value="187148842.48999998" table:style-name="ce16">
            <text:p>187.148.842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3"/>DEMAIS</text:p>
          </table:table-cell>
          <table:table-cell office:value-type="float" office:value="2950091.14" table:style-name="ce15">
            <text:p>2.950.091<text:s/></text:p>
          </table:table-cell>
          <table:table-cell office:value-type="float" office:value="15423018.840000002" table:style-name="ce15">
            <text:p>15.423.019<text:s/></text:p>
          </table:table-cell>
          <table:table-cell office:value-type="float" office:value="77155326.330000013" table:style-name="ce15">
            <text:p>77.155.326<text:s/></text:p>
          </table:table-cell>
          <table:table-cell office:value-type="float" office:value="2859887.79" table:style-name="ce15">
            <text:p>2.859.888<text:s/></text:p>
          </table:table-cell>
          <table:table-cell office:value-type="float" office:value="109691191.11999999" table:style-name="ce15">
            <text:p>109.691.191<text:s/></text:p>
          </table:table-cell>
          <table:table-cell office:value-type="float" office:value="64605353.109999999" table:style-name="ce15">
            <text:p>64.605.353<text:s/></text:p>
          </table:table-cell>
          <table:table-cell office:value-type="float" office:value="294888258.47000003" table:style-name="ce15">
            <text:p>294.888.258<text:s/></text:p>
          </table:table-cell>
          <table:table-cell office:value-type="float" office:value="88107701.010000005" table:style-name="ce15">
            <text:p>88.107.701<text:s/></text:p>
          </table:table-cell>
          <table:table-cell office:value-type="float" office:value="61263943.009999998" table:style-name="ce15">
            <text:p>61.263.943<text:s/></text:p>
          </table:table-cell>
          <table:table-cell office:value-type="float" office:value="33632700.5" table:style-name="ce15">
            <text:p>33.632.701<text:s/></text:p>
          </table:table-cell>
          <table:table-cell office:value-type="float" office:value="246758049.44" table:style-name="ce15">
            <text:p>246.758.049<text:s/></text:p>
          </table:table-cell>
          <table:table-cell office:value-type="float" office:value="24933281.469999999" table:style-name="ce15">
            <text:p>24.933.281<text:s/></text:p>
          </table:table-cell>
          <table:table-cell office:value-type="float" office:value="36371077.229999997" table:style-name="ce15">
            <text:p>36.371.077<text:s/></text:p>
          </table:table-cell>
          <table:table-cell office:value-type="float" office:value="35654109.829999998" table:style-name="ce15">
            <text:p>35.654.110<text:s/></text:p>
          </table:table-cell>
          <table:table-cell office:value-type="float" office:value="19671042.799999997" table:style-name="ce15">
            <text:p>19.671.043<text:s/></text:p>
          </table:table-cell>
          <table:table-cell office:value-type="float" office:value="98971253.960000008" table:style-name="ce15">
            <text:p>98.971.254<text:s/></text:p>
          </table:table-cell>
          <table:table-cell office:value-type="float" office:value="14596007.76" table:style-name="ce15">
            <text:p>14.596.008<text:s/></text:p>
          </table:table-cell>
          <table:table-cell office:value-type="float" office:value="232689685.94" table:style-name="ce15">
            <text:p>232.689.686<text:s/></text:p>
          </table:table-cell>
          <table:table-cell office:value-type="float" office:value="799092996.06000006" table:style-name="ce15">
            <text:p>799.092.996<text:s/></text:p>
          </table:table-cell>
          <table:table-cell office:value-type="float" office:value="22114444.129999999" table:style-name="ce15">
            <text:p>22.114.444<text:s/></text:p>
          </table:table-cell>
          <table:table-cell office:value-type="float" office:value="13237370.740000002" table:style-name="ce15">
            <text:p>13.237.371<text:s/></text:p>
          </table:table-cell>
          <table:table-cell office:value-type="float" office:value="3833793.73" table:style-name="ce15">
            <text:p>3.833.794<text:s/></text:p>
          </table:table-cell>
          <table:table-cell office:value-type="float" office:value="218916350.95000002" table:style-name="ce15">
            <text:p>218.916.351<text:s/></text:p>
          </table:table-cell>
          <table:table-cell office:value-type="float" office:value="194539855.59999999" table:style-name="ce15">
            <text:p>194.539.856<text:s/></text:p>
          </table:table-cell>
          <table:table-cell office:value-type="float" office:value="14813280.34" table:style-name="ce15">
            <text:p>14.813.280<text:s/></text:p>
          </table:table-cell>
          <table:table-cell office:value-type="float" office:value="1515495685.1900001" table:style-name="ce15">
            <text:p>1.515.495.685<text:s/></text:p>
          </table:table-cell>
          <table:table-cell office:value-type="float" office:value="9538011.8400000017" table:style-name="ce15">
            <text:p>9.538.012<text:s/></text:p>
          </table:table-cell>
          <table:table-cell office:value-type="float" office:value="4251803768.3299999" table:style-name="ce16">
            <text:p>4.251.803.768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CSLL</text:p>
          </table:table-cell>
          <table:table-cell office:value-type="float" office:value="2677971.5499999998" table:style-name="ce15">
            <text:p>2.677.972<text:s/></text:p>
          </table:table-cell>
          <table:table-cell office:value-type="float" office:value="9337010.4499999993" table:style-name="ce15">
            <text:p>9.337.010<text:s/></text:p>
          </table:table-cell>
          <table:table-cell office:value-type="float" office:value="72542458.299999997" table:style-name="ce15">
            <text:p>72.542.458<text:s/></text:p>
          </table:table-cell>
          <table:table-cell office:value-type="float" office:value="2279038.7400000002" table:style-name="ce15">
            <text:p>2.279.039<text:s/></text:p>
          </table:table-cell>
          <table:table-cell office:value-type="float" office:value="74434395.390000001" table:style-name="ce15">
            <text:p>74.434.395<text:s/></text:p>
          </table:table-cell>
          <table:table-cell office:value-type="float" office:value="55186832.880000003" table:style-name="ce15">
            <text:p>55.186.833<text:s/></text:p>
          </table:table-cell>
          <table:table-cell office:value-type="float" office:value="253921921.40000001" table:style-name="ce15">
            <text:p>253.921.921<text:s/></text:p>
          </table:table-cell>
          <table:table-cell office:value-type="float" office:value="48916712.68" table:style-name="ce15">
            <text:p>48.916.713<text:s/></text:p>
          </table:table-cell>
          <table:table-cell office:value-type="float" office:value="43552230.530000001" table:style-name="ce15">
            <text:p>43.552.231<text:s/></text:p>
          </table:table-cell>
          <table:table-cell office:value-type="float" office:value="16496773.83" table:style-name="ce15">
            <text:p>16.496.774<text:s/></text:p>
          </table:table-cell>
          <table:table-cell office:value-type="float" office:value="192293374.22" table:style-name="ce15">
            <text:p>192.293.374<text:s/></text:p>
          </table:table-cell>
          <table:table-cell office:value-type="float" office:value="20959922.149999999" table:style-name="ce15">
            <text:p>20.959.922<text:s/></text:p>
          </table:table-cell>
          <table:table-cell office:value-type="float" office:value="26500460.920000002" table:style-name="ce15">
            <text:p>26.500.461<text:s/></text:p>
          </table:table-cell>
          <table:table-cell office:value-type="float" office:value="34234394.390000001" table:style-name="ce15">
            <text:p>34.234.394<text:s/></text:p>
          </table:table-cell>
          <table:table-cell office:value-type="float" office:value="14349515.58" table:style-name="ce15">
            <text:p>14.349.516<text:s/></text:p>
          </table:table-cell>
          <table:table-cell office:value-type="float" office:value="62078412.270000003" table:style-name="ce15">
            <text:p>62.078.412<text:s/></text:p>
          </table:table-cell>
          <table:table-cell office:value-type="float" office:value="13123837.34" table:style-name="ce15">
            <text:p>13.123.837<text:s/></text:p>
          </table:table-cell>
          <table:table-cell office:value-type="float" office:value="152397853.36000001" table:style-name="ce15">
            <text:p>152.397.853<text:s/></text:p>
          </table:table-cell>
          <table:table-cell office:value-type="float" office:value="550003961.52999997" table:style-name="ce15">
            <text:p>550.003.962<text:s/></text:p>
          </table:table-cell>
          <table:table-cell office:value-type="float" office:value="17560309.52" table:style-name="ce15">
            <text:p>17.560.310<text:s/></text:p>
          </table:table-cell>
          <table:table-cell office:value-type="float" office:value="8669661.5" table:style-name="ce15">
            <text:p>8.669.662<text:s/></text:p>
          </table:table-cell>
          <table:table-cell office:value-type="float" office:value="2514544.4900000002" table:style-name="ce15">
            <text:p>2.514.544<text:s/></text:p>
          </table:table-cell>
          <table:table-cell office:value-type="float" office:value="157109417.74000001" table:style-name="ce15">
            <text:p>157.109.418<text:s/></text:p>
          </table:table-cell>
          <table:table-cell office:value-type="float" office:value="116216958.68000001" table:style-name="ce15">
            <text:p>116.216.959<text:s/></text:p>
          </table:table-cell>
          <table:table-cell office:value-type="float" office:value="11338523.539999999" table:style-name="ce15">
            <text:p>11.338.524<text:s/></text:p>
          </table:table-cell>
          <table:table-cell office:value-type="float" office:value="1413528101.1700001" table:style-name="ce15">
            <text:p>1.413.528.101<text:s/></text:p>
          </table:table-cell>
          <table:table-cell office:value-type="float" office:value="7070016.3399999999" table:style-name="ce15">
            <text:p>7.070.016<text:s/></text:p>
          </table:table-cell>
          <table:table-cell office:value-type="float" office:value="3379294610.4900002" table:style-name="ce16">
            <text:p>3.379.294.610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FINANCEIRAS</text:p>
          </table:table-cell>
          <table:table-cell office:value-type="float" office:value="385.45" table:style-name="ce15">
            <text:p>385<text:s/></text:p>
          </table:table-cell>
          <table:table-cell office:value-type="float" office:value="13918.11" table:style-name="ce15">
            <text:p>13.918<text:s/></text:p>
          </table:table-cell>
          <table:table-cell office:value-type="float" office:value="151004.64000000001" table:style-name="ce15">
            <text:p>151.005<text:s/></text:p>
          </table:table-cell>
          <table:table-cell office:value-type="float" office:value="34.03" table:style-name="ce15">
            <text:p>34<text:s/></text:p>
          </table:table-cell>
          <table:table-cell office:value-type="float" office:value="246813.72" table:style-name="ce15">
            <text:p>246.814<text:s/></text:p>
          </table:table-cell>
          <table:table-cell office:value-type="float" office:value="7926137.0700000003" table:style-name="ce15">
            <text:p>7.926.137<text:s/></text:p>
          </table:table-cell>
          <table:table-cell office:value-type="float" office:value="128303574.18000001" table:style-name="ce15">
            <text:p>128.303.574<text:s/></text:p>
          </table:table-cell>
          <table:table-cell office:value-type="float" office:value="2543763.7000000002" table:style-name="ce15">
            <text:p>2.543.764<text:s/></text:p>
          </table:table-cell>
          <table:table-cell office:value-type="float" office:value="243762.87" table:style-name="ce15">
            <text:p>243.763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4305271.5" table:style-name="ce15">
            <text:p>4.305.272<text:s/></text:p>
          </table:table-cell>
          <table:table-cell office:value-type="float" office:value="44669.34" table:style-name="ce15">
            <text:p>44.669<text:s/></text:p>
          </table:table-cell>
          <table:table-cell office:value-type="float" office:value="176916.42" table:style-name="ce15">
            <text:p>176.916<text:s/></text:p>
          </table:table-cell>
          <table:table-cell office:value-type="float" office:value="8511920.3599999994" table:style-name="ce15">
            <text:p>8.511.920<text:s/></text:p>
          </table:table-cell>
          <table:table-cell office:value-type="float" office:value="1001.43" table:style-name="ce15">
            <text:p>1.001<text:s/></text:p>
          </table:table-cell>
          <table:table-cell office:value-type="float" office:value="4086198.79" table:style-name="ce15">
            <text:p>4.086.199<text:s/></text:p>
          </table:table-cell>
          <table:table-cell office:value-type="float" office:value="1362.03" table:style-name="ce15">
            <text:p>1.362<text:s/></text:p>
          </table:table-cell>
          <table:table-cell office:value-type="float" office:value="14025237.26" table:style-name="ce15">
            <text:p>14.025.237<text:s/></text:p>
          </table:table-cell>
          <table:table-cell office:value-type="float" office:value="96750107.459999993" table:style-name="ce15">
            <text:p>96.750.107<text:s/></text:p>
          </table:table-cell>
          <table:table-cell office:value-type="float" office:value="53709.77" table:style-name="ce15">
            <text:p>53.710<text:s/></text:p>
          </table:table-cell>
          <table:table-cell office:value-type="float" office:value="80.209999999999994" table:style-name="ce15">
            <text:p>80<text:s/></text:p>
          </table:table-cell>
          <table:table-cell office:value-type="float" office:value="491.13" table:style-name="ce15">
            <text:p>491<text:s/></text:p>
          </table:table-cell>
          <table:table-cell office:value-type="float" office:value="21769156.670000002" table:style-name="ce15">
            <text:p>21.769.157<text:s/></text:p>
          </table:table-cell>
          <table:table-cell office:value-type="float" office:value="866584.71" table:style-name="ce15">
            <text:p>866.585<text:s/></text:p>
          </table:table-cell>
          <table:table-cell office:value-type="float" office:value="1561589.46" table:style-name="ce15">
            <text:p>1.561.589<text:s/></text:p>
          </table:table-cell>
          <table:table-cell office:value-type="float" office:value="273546392.10000002" table:style-name="ce15">
            <text:p>273.546.392<text:s/></text:p>
          </table:table-cell>
          <table:table-cell office:value-type="float" office:value="24866.43" table:style-name="ce15">
            <text:p>24.866<text:s/></text:p>
          </table:table-cell>
          <table:table-cell office:value-type="float" office:value="565154948.83999991" table:style-name="ce16">
            <text:p>565.154.949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<text:s text:c="2"/>DEMAIS</text:p>
          </table:table-cell>
          <table:table-cell office:value-type="float" office:value="2677586.0999999996" table:style-name="ce15">
            <text:p>2.677.586<text:s/></text:p>
          </table:table-cell>
          <table:table-cell office:value-type="float" office:value="9323092.3399999999" table:style-name="ce15">
            <text:p>9.323.092<text:s/></text:p>
          </table:table-cell>
          <table:table-cell office:value-type="float" office:value="72391453.659999996" table:style-name="ce15">
            <text:p>72.391.454<text:s/></text:p>
          </table:table-cell>
          <table:table-cell office:value-type="float" office:value="2279004.71" table:style-name="ce15">
            <text:p>2.279.005<text:s/></text:p>
          </table:table-cell>
          <table:table-cell office:value-type="float" office:value="74187581.670000002" table:style-name="ce15">
            <text:p>74.187.582<text:s/></text:p>
          </table:table-cell>
          <table:table-cell office:value-type="float" office:value="47260695.810000002" table:style-name="ce15">
            <text:p>47.260.696<text:s/></text:p>
          </table:table-cell>
          <table:table-cell office:value-type="float" office:value="125618347.22000001" table:style-name="ce15">
            <text:p>125.618.347<text:s/></text:p>
          </table:table-cell>
          <table:table-cell office:value-type="float" office:value="46372948.979999997" table:style-name="ce15">
            <text:p>46.372.949<text:s/></text:p>
          </table:table-cell>
          <table:table-cell office:value-type="float" office:value="43308467.659999996" table:style-name="ce15">
            <text:p>43.308.468<text:s/></text:p>
          </table:table-cell>
          <table:table-cell office:value-type="float" office:value="16496773.830000002" table:style-name="ce15">
            <text:p>16.496.774<text:s/></text:p>
          </table:table-cell>
          <table:table-cell office:value-type="float" office:value="187988102.72" table:style-name="ce15">
            <text:p>187.988.103<text:s/></text:p>
          </table:table-cell>
          <table:table-cell office:value-type="float" office:value="20915252.809999999" table:style-name="ce15">
            <text:p>20.915.253<text:s/></text:p>
          </table:table-cell>
          <table:table-cell office:value-type="float" office:value="26323544.5" table:style-name="ce15">
            <text:p>26.323.545<text:s/></text:p>
          </table:table-cell>
          <table:table-cell office:value-type="float" office:value="25722474.029999997" table:style-name="ce15">
            <text:p>25.722.474<text:s/></text:p>
          </table:table-cell>
          <table:table-cell office:value-type="float" office:value="14348514.149999999" table:style-name="ce15">
            <text:p>14.348.514<text:s/></text:p>
          </table:table-cell>
          <table:table-cell office:value-type="float" office:value="57992213.480000004" table:style-name="ce15">
            <text:p>57.992.213<text:s/></text:p>
          </table:table-cell>
          <table:table-cell office:value-type="float" office:value="13122475.309999999" table:style-name="ce15">
            <text:p>13.122.475<text:s/></text:p>
          </table:table-cell>
          <table:table-cell office:value-type="float" office:value="138372616.09999999" table:style-name="ce15">
            <text:p>138.372.616<text:s/></text:p>
          </table:table-cell>
          <table:table-cell office:value-type="float" office:value="453253854.06999999" table:style-name="ce15">
            <text:p>453.253.854<text:s/></text:p>
          </table:table-cell>
          <table:table-cell office:value-type="float" office:value="17506599.75" table:style-name="ce15">
            <text:p>17.506.600<text:s/></text:p>
          </table:table-cell>
          <table:table-cell office:value-type="float" office:value="8669581.290000001" table:style-name="ce15">
            <text:p>8.669.581<text:s/></text:p>
          </table:table-cell>
          <table:table-cell office:value-type="float" office:value="2514053.36" table:style-name="ce15">
            <text:p>2.514.053<text:s/></text:p>
          </table:table-cell>
          <table:table-cell office:value-type="float" office:value="135340261.06999999" table:style-name="ce15">
            <text:p>135.340.261<text:s/></text:p>
          </table:table-cell>
          <table:table-cell office:value-type="float" office:value="115350373.96999998" table:style-name="ce15">
            <text:p>115.350.374<text:s/></text:p>
          </table:table-cell>
          <table:table-cell office:value-type="float" office:value="9776934.0800000001" table:style-name="ce15">
            <text:p>9.776.934<text:s/></text:p>
          </table:table-cell>
          <table:table-cell office:value-type="float" office:value="1139981709.0700002" table:style-name="ce15">
            <text:p>1.139.981.709<text:s/></text:p>
          </table:table-cell>
          <table:table-cell office:value-type="float" office:value="7045149.9100000001" table:style-name="ce15">
            <text:p>7.045.150<text:s/></text:p>
          </table:table-cell>
          <table:table-cell office:value-type="float" office:value="2814139661.6499996" table:style-name="ce16">
            <text:p>2.814.139.662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CIDE-COMBUSTÍVEIS</text:p>
          </table:table-cell>
          <table:table-cell office:value-type="float" office:value="0" table:style-name="ce15">
            <text:p>-<text:s/></text:p>
          </table:table-cell>
          <table:table-cell office:value-type="float" office:value="12680.78" table:style-name="ce15">
            <text:p>12.681<text:s/></text:p>
          </table:table-cell>
          <table:table-cell office:value-type="float" office:value="2199764.35" table:style-name="ce15">
            <text:p>2.199.764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778568.8" table:style-name="ce15">
            <text:p>778.569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992618.01" table:style-name="ce15">
            <text:p>992.618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2953871.470000001" table:style-name="ce15">
            <text:p>12.953.871<text:s/></text:p>
          </table:table-cell>
          <table:table-cell office:value-type="float" office:value="6678.03" table:style-name="ce15">
            <text:p>6.678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63802.58" table:style-name="ce15">
            <text:p>63.803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2101.69" table:style-name="ce15">
            <text:p>2.102<text:s/></text:p>
          </table:table-cell>
          <table:table-cell office:value-type="float" office:value="9884626.5500000007" table:style-name="ce15">
            <text:p>9.884.627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4958526.32" table:style-name="ce15">
            <text:p>4.958.526<text:s/></text:p>
          </table:table-cell>
          <table:table-cell office:value-type="float" office:value="425492269.77999997" table:style-name="ce15">
            <text:p>425.492.270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3410573.01" table:style-name="ce15">
            <text:p>3.410.573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12671431.77" table:style-name="ce15">
            <text:p>12.671.432<text:s/></text:p>
          </table:table-cell>
          <table:table-cell office:value-type="float" office:value="0" table:style-name="ce15">
            <text:p>-<text:s/></text:p>
          </table:table-cell>
          <table:table-cell office:value-type="float" office:value="473427513.13999993" table:style-name="ce16">
            <text:p>473.427.513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CPSSS - Contrib. p/ o Plano de Segurid. Social Serv. Público</text:p>
          </table:table-cell>
          <table:table-cell office:value-type="float" office:value="5362345.5999999996" table:style-name="ce15">
            <text:p>5.362.346<text:s/></text:p>
          </table:table-cell>
          <table:table-cell office:value-type="float" office:value="15029523.439999999" table:style-name="ce15">
            <text:p>15.029.523<text:s/></text:p>
          </table:table-cell>
          <table:table-cell office:value-type="float" office:value="13481137.640000001" table:style-name="ce15">
            <text:p>13.481.138<text:s/></text:p>
          </table:table-cell>
          <table:table-cell office:value-type="float" office:value="15221662.630000001" table:style-name="ce15">
            <text:p>15.221.663<text:s/></text:p>
          </table:table-cell>
          <table:table-cell office:value-type="float" office:value="44967546.600000001" table:style-name="ce15">
            <text:p>44.967.547<text:s/></text:p>
          </table:table-cell>
          <table:table-cell office:value-type="float" office:value="36634543.18" table:style-name="ce15">
            <text:p>36.634.543<text:s/></text:p>
          </table:table-cell>
          <table:table-cell office:value-type="float" office:value="1141125269.3100002" table:style-name="ce15">
            <text:p>1.141.125.269<text:s/></text:p>
          </table:table-cell>
          <table:table-cell office:value-type="float" office:value="23210785.449999999" table:style-name="ce15">
            <text:p>23.210.785<text:s/></text:p>
          </table:table-cell>
          <table:table-cell office:value-type="float" office:value="29456742.550000001" table:style-name="ce15">
            <text:p>29.456.743<text:s/></text:p>
          </table:table-cell>
          <table:table-cell office:value-type="float" office:value="23982528.620000001" table:style-name="ce15">
            <text:p>23.982.529<text:s/></text:p>
          </table:table-cell>
          <table:table-cell office:value-type="float" office:value="123140005.01000001" table:style-name="ce15">
            <text:p>123.140.005<text:s/></text:p>
          </table:table-cell>
          <table:table-cell office:value-type="float" office:value="17078479.449999999" table:style-name="ce15">
            <text:p>17.078.479<text:s/></text:p>
          </table:table-cell>
          <table:table-cell office:value-type="float" office:value="18583812.57" table:style-name="ce15">
            <text:p>18.583.813<text:s/></text:p>
          </table:table-cell>
          <table:table-cell office:value-type="float" office:value="30340985.23" table:style-name="ce15">
            <text:p>30.340.985<text:s/></text:p>
          </table:table-cell>
          <table:table-cell office:value-type="float" office:value="38434974.390000001" table:style-name="ce15">
            <text:p>38.434.974<text:s/></text:p>
          </table:table-cell>
          <table:table-cell office:value-type="float" office:value="51336972.799999997" table:style-name="ce15">
            <text:p>51.336.973<text:s/></text:p>
          </table:table-cell>
          <table:table-cell office:value-type="float" office:value="15214442.119999999" table:style-name="ce15">
            <text:p>15.214.442<text:s/></text:p>
          </table:table-cell>
          <table:table-cell office:value-type="float" office:value="54497305.539999999" table:style-name="ce15">
            <text:p>54.497.306<text:s/></text:p>
          </table:table-cell>
          <table:table-cell office:value-type="float" office:value="227824130.16999999" table:style-name="ce15">
            <text:p>227.824.130<text:s/></text:p>
          </table:table-cell>
          <table:table-cell office:value-type="float" office:value="29475054.16" table:style-name="ce15">
            <text:p>29.475.054<text:s/></text:p>
          </table:table-cell>
          <table:table-cell office:value-type="float" office:value="14960595.390000001" table:style-name="ce15">
            <text:p>14.960.595<text:s/></text:p>
          </table:table-cell>
          <table:table-cell office:value-type="float" office:value="11986167.359999999" table:style-name="ce15">
            <text:p>11.986.167<text:s/></text:p>
          </table:table-cell>
          <table:table-cell office:value-type="float" office:value="117340952.78" table:style-name="ce15">
            <text:p>117.340.953<text:s/></text:p>
          </table:table-cell>
          <table:table-cell office:value-type="float" office:value="41630059.369999997" table:style-name="ce15">
            <text:p>41.630.059<text:s/></text:p>
          </table:table-cell>
          <table:table-cell office:value-type="float" office:value="13384587.300000001" table:style-name="ce15">
            <text:p>13.384.587<text:s/></text:p>
          </table:table-cell>
          <table:table-cell office:value-type="float" office:value="109367724.79000001" table:style-name="ce15">
            <text:p>109.367.725<text:s/></text:p>
          </table:table-cell>
          <table:table-cell office:value-type="float" office:value="6946120.8300000001" table:style-name="ce15">
            <text:p>6.946.121<text:s/></text:p>
          </table:table-cell>
          <table:table-cell office:value-type="float" office:value="2270014454.2799997" table:style-name="ce16">
            <text:p>2.270.014.454<text:s/></text:p>
          </table:table-cell>
          <table:table-cell table:style-name="ce17"/>
          <table:table-cell table:number-columns-repeated="16354"/>
        </table:table-row>
        <table:table-row table:style-name="ro6">
          <table:table-cell office:value-type="string" table:style-name="ce14">
            <text:p>OUTRAS RECEITAS ADMINISTRADAS</text:p>
          </table:table-cell>
          <table:table-cell office:value-type="float" office:value="1645818.09" table:style-name="ce15">
            <text:p>1.645.818<text:s/></text:p>
          </table:table-cell>
          <table:table-cell office:value-type="float" office:value="6198795.6600000001" table:style-name="ce15">
            <text:p>6.198.796<text:s/></text:p>
          </table:table-cell>
          <table:table-cell office:value-type="float" office:value="19607436.289999999" table:style-name="ce15">
            <text:p>19.607.436<text:s/></text:p>
          </table:table-cell>
          <table:table-cell office:value-type="float" office:value="3980855.84" table:style-name="ce15">
            <text:p>3.980.856<text:s/></text:p>
          </table:table-cell>
          <table:table-cell office:value-type="float" office:value="30468131.519999996" table:style-name="ce15">
            <text:p>30.468.132<text:s/></text:p>
          </table:table-cell>
          <table:table-cell office:value-type="float" office:value="48987633.769999996" table:style-name="ce15">
            <text:p>48.987.634<text:s/></text:p>
          </table:table-cell>
          <table:table-cell office:value-type="float" office:value="442100475.03000003" table:style-name="ce15">
            <text:p>442.100.475<text:s/></text:p>
          </table:table-cell>
          <table:table-cell office:value-type="float" office:value="20897031.780000001" table:style-name="ce15">
            <text:p>20.897.032<text:s/></text:p>
          </table:table-cell>
          <table:table-cell office:value-type="float" office:value="24600132.739999998" table:style-name="ce15">
            <text:p>24.600.133<text:s/></text:p>
          </table:table-cell>
          <table:table-cell office:value-type="float" office:value="6466998.3900000006" table:style-name="ce15">
            <text:p>6.466.998<text:s/></text:p>
          </table:table-cell>
          <table:table-cell office:value-type="float" office:value="56257192.450000003" table:style-name="ce15">
            <text:p>56.257.192<text:s/></text:p>
          </table:table-cell>
          <table:table-cell office:value-type="float" office:value="8162212.6899999995" table:style-name="ce15">
            <text:p>8.162.213<text:s/></text:p>
          </table:table-cell>
          <table:table-cell office:value-type="float" office:value="19223594.429999996" table:style-name="ce15">
            <text:p>19.223.594<text:s/></text:p>
          </table:table-cell>
          <table:table-cell office:value-type="float" office:value="14075347.23" table:style-name="ce15">
            <text:p>14.075.347<text:s/></text:p>
          </table:table-cell>
          <table:table-cell office:value-type="float" office:value="6563190.5999999996" table:style-name="ce15">
            <text:p>6.563.191<text:s/></text:p>
          </table:table-cell>
          <table:table-cell office:value-type="float" office:value="29055458.259999998" table:style-name="ce15">
            <text:p>29.055.458<text:s/></text:p>
          </table:table-cell>
          <table:table-cell office:value-type="float" office:value="4719061.46" table:style-name="ce15">
            <text:p>4.719.061<text:s/></text:p>
          </table:table-cell>
          <table:table-cell office:value-type="float" office:value="63100287.850000001" table:style-name="ce15">
            <text:p>63.100.288<text:s/></text:p>
          </table:table-cell>
          <table:table-cell office:value-type="float" office:value="416724649.81" table:style-name="ce15">
            <text:p>416.724.650<text:s/></text:p>
          </table:table-cell>
          <table:table-cell office:value-type="float" office:value="7273306.0800000001" table:style-name="ce15">
            <text:p>7.273.306<text:s/></text:p>
          </table:table-cell>
          <table:table-cell office:value-type="float" office:value="4292309.1100000003" table:style-name="ce15">
            <text:p>4.292.309<text:s/></text:p>
          </table:table-cell>
          <table:table-cell office:value-type="float" office:value="1444039.84" table:style-name="ce15">
            <text:p>1.444.040<text:s/></text:p>
          </table:table-cell>
          <table:table-cell office:value-type="float" office:value="55477166.11999999" table:style-name="ce15">
            <text:p>55.477.166<text:s/></text:p>
          </table:table-cell>
          <table:table-cell office:value-type="float" office:value="50271579.259999998" table:style-name="ce15">
            <text:p>50.271.579<text:s/></text:p>
          </table:table-cell>
          <table:table-cell office:value-type="float" office:value="5229496.5200000005" table:style-name="ce15">
            <text:p>5.229.497<text:s/></text:p>
          </table:table-cell>
          <table:table-cell office:value-type="float" office:value="901214414.99000001" table:style-name="ce15">
            <text:p>901.214.415<text:s/></text:p>
          </table:table-cell>
          <table:table-cell office:value-type="float" office:value="3153525.89" table:style-name="ce15">
            <text:p>3.153.526<text:s/></text:p>
          </table:table-cell>
          <table:table-cell office:value-type="float" office:value="2251190141.6999993" table:style-name="ce16">
            <text:p>2.251.190.142<text:s/></text:p>
          </table:table-cell>
          <table:table-cell table:style-name="ce17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36722758.149999999" table:style-name="ce21">
            <text:p>36.722.758<text:s/></text:p>
          </table:table-cell>
          <table:table-cell office:value-type="float" office:value="136159597.98000002" table:style-name="ce21">
            <text:p>136.159.598<text:s/></text:p>
          </table:table-cell>
          <table:table-cell office:value-type="float" office:value="756819645.72000003" table:style-name="ce21">
            <text:p>756.819.646<text:s/></text:p>
          </table:table-cell>
          <table:table-cell office:value-type="float" office:value="43829440.43" table:style-name="ce21">
            <text:p>43.829.440<text:s/></text:p>
          </table:table-cell>
          <table:table-cell office:value-type="float" office:value="1155517996.9100001" table:style-name="ce21">
            <text:p>1.155.517.997<text:s/></text:p>
          </table:table-cell>
          <table:table-cell office:value-type="float" office:value="810041622.96000004" table:style-name="ce21">
            <text:p>810.041.623<text:s/></text:p>
          </table:table-cell>
          <table:table-cell office:value-type="float" office:value="7031475768.4000006" table:style-name="ce21">
            <text:p>7.031.475.768<text:s/></text:p>
          </table:table-cell>
          <table:table-cell office:value-type="float" office:value="1105118420.0800002" table:style-name="ce21">
            <text:p>1.105.118.420<text:s/></text:p>
          </table:table-cell>
          <table:table-cell office:value-type="float" office:value="685852074.6500001" table:style-name="ce21">
            <text:p>685.852.075<text:s/></text:p>
          </table:table-cell>
          <table:table-cell office:value-type="float" office:value="302592835.13" table:style-name="ce21">
            <text:p>302.592.835<text:s/></text:p>
          </table:table-cell>
          <table:table-cell office:value-type="float" office:value="3130745842.98" table:style-name="ce21">
            <text:p>3.130.745.843<text:s/></text:p>
          </table:table-cell>
          <table:table-cell office:value-type="float" office:value="260599909.80000001" table:style-name="ce21">
            <text:p>260.599.910<text:s/></text:p>
          </table:table-cell>
          <table:table-cell office:value-type="float" office:value="346669645.87" table:style-name="ce21">
            <text:p>346.669.646<text:s/></text:p>
          </table:table-cell>
          <table:table-cell office:value-type="float" office:value="406846172.38" table:style-name="ce21">
            <text:p>406.846.172<text:s/></text:p>
          </table:table-cell>
          <table:table-cell office:value-type="float" office:value="245699844.62" table:style-name="ce21">
            <text:p>245.699.845<text:s/></text:p>
          </table:table-cell>
          <table:table-cell office:value-type="float" office:value="1072135119.6199999" table:style-name="ce21">
            <text:p>1.072.135.120<text:s/></text:p>
          </table:table-cell>
          <table:table-cell office:value-type="float" office:value="150741421.41" table:style-name="ce21">
            <text:p>150.741.421<text:s/></text:p>
          </table:table-cell>
          <table:table-cell office:value-type="float" office:value="3243995707.6399999" table:style-name="ce21">
            <text:p>3.243.995.708<text:s/></text:p>
          </table:table-cell>
          <table:table-cell office:value-type="float" office:value="11473251694.949999" table:style-name="ce21">
            <text:p>11.473.251.695<text:s/></text:p>
          </table:table-cell>
          <table:table-cell office:value-type="float" office:value="231640685.93000001" table:style-name="ce21">
            <text:p>231.640.686<text:s/></text:p>
          </table:table-cell>
          <table:table-cell office:value-type="float" office:value="117457406.13" table:style-name="ce21">
            <text:p>117.457.406<text:s/></text:p>
          </table:table-cell>
          <table:table-cell office:value-type="float" office:value="40117203.479999997" table:style-name="ce21">
            <text:p>40.117.203<text:s/></text:p>
          </table:table-cell>
          <table:table-cell office:value-type="float" office:value="2795693993.1399999" table:style-name="ce21">
            <text:p>2.795.693.993<text:s/></text:p>
          </table:table-cell>
          <table:table-cell office:value-type="float" office:value="2364393453.6399999" table:style-name="ce21">
            <text:p>2.364.393.454<text:s/></text:p>
          </table:table-cell>
          <table:table-cell office:value-type="float" office:value="164831568.32999998" table:style-name="ce21">
            <text:p>164.831.568<text:s/></text:p>
          </table:table-cell>
          <table:table-cell office:value-type="float" office:value="28096696001.709999" table:style-name="ce21">
            <text:p>28.096.696.002<text:s/></text:p>
          </table:table-cell>
          <table:table-cell office:value-type="float" office:value="78270146.549999997" table:style-name="ce21">
            <text:p>78.270.147<text:s/></text:p>
          </table:table-cell>
          <table:table-cell office:value-type="float" office:value="66283915978.590004" table:style-name="ce22">
            <text:p>66.283.915.979<text:s/></text:p>
          </table:table-cell>
          <table:table-cell table:style-name="ce17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49347921.520678662" table:style-name="ce25">
            <text:p>49.347.922<text:s/></text:p>
          </table:table-cell>
          <table:table-cell office:value-type="float" office:value="131742128.49431166" table:style-name="ce25">
            <text:p>131.742.128<text:s/></text:p>
          </table:table-cell>
          <table:table-cell office:value-type="float" office:value="213021133.91842371" table:style-name="ce25">
            <text:p>213.021.134<text:s/></text:p>
          </table:table-cell>
          <table:table-cell office:value-type="float" office:value="25534244.62239233" table:style-name="ce25">
            <text:p>25.534.245<text:s/></text:p>
          </table:table-cell>
          <table:table-cell office:value-type="float" office:value="719609745.9023428" table:style-name="ce25">
            <text:p>719.609.746<text:s/></text:p>
          </table:table-cell>
          <table:table-cell office:value-type="float" office:value="593477739.08368468" table:style-name="ce25">
            <text:p>593.477.739<text:s/></text:p>
          </table:table-cell>
          <table:table-cell office:value-type="float" office:value="1572592835.5553045" table:style-name="ce25">
            <text:p>1.572.592.836<text:s/></text:p>
          </table:table-cell>
          <table:table-cell office:value-type="float" office:value="432973253.51595712" table:style-name="ce25">
            <text:p>432.973.254<text:s/></text:p>
          </table:table-cell>
          <table:table-cell office:value-type="float" office:value="419526172.07101685" table:style-name="ce25">
            <text:p>419.526.172<text:s/></text:p>
          </table:table-cell>
          <table:table-cell office:value-type="float" office:value="185437921.82366821" table:style-name="ce25">
            <text:p>185.437.922<text:s/></text:p>
          </table:table-cell>
          <table:table-cell office:value-type="float" office:value="2103360829.8663316" table:style-name="ce25">
            <text:p>2.103.360.830<text:s/></text:p>
          </table:table-cell>
          <table:table-cell office:value-type="float" office:value="245015322.03230131" table:style-name="ce25">
            <text:p>245.015.322<text:s/></text:p>
          </table:table-cell>
          <table:table-cell office:value-type="float" office:value="280491447.35492826" table:style-name="ce25">
            <text:p>280.491.447<text:s/></text:p>
          </table:table-cell>
          <table:table-cell office:value-type="float" office:value="344152363.02692467" table:style-name="ce25">
            <text:p>344.152.363<text:s/></text:p>
          </table:table-cell>
          <table:table-cell office:value-type="float" office:value="191726516.64120147" table:style-name="ce25">
            <text:p>191.726.517<text:s/></text:p>
          </table:table-cell>
          <table:table-cell office:value-type="float" office:value="546333819.87803578" table:style-name="ce25">
            <text:p>546.333.820<text:s/></text:p>
          </table:table-cell>
          <table:table-cell office:value-type="float" office:value="122415059.92160441" table:style-name="ce25">
            <text:p>122.415.060<text:s/></text:p>
          </table:table-cell>
          <table:table-cell office:value-type="float" office:value="1639550408.9424646" table:style-name="ce25">
            <text:p>1.639.550.409<text:s/></text:p>
          </table:table-cell>
          <table:table-cell office:value-type="float" office:value="3652466513.0153275" table:style-name="ce25">
            <text:p>3.652.466.513<text:s/></text:p>
          </table:table-cell>
          <table:table-cell office:value-type="float" office:value="163472832.28813961" table:style-name="ce25">
            <text:p>163.472.832<text:s/></text:p>
          </table:table-cell>
          <table:table-cell office:value-type="float" office:value="94788647.175170973" table:style-name="ce25">
            <text:p>94.788.647<text:s/></text:p>
          </table:table-cell>
          <table:table-cell office:value-type="float" office:value="29750472.337852877" table:style-name="ce25">
            <text:p>29.750.472<text:s/></text:p>
          </table:table-cell>
          <table:table-cell office:value-type="float" office:value="1938539908.5470655" table:style-name="ce25">
            <text:p>1.938.539.909<text:s/></text:p>
          </table:table-cell>
          <table:table-cell office:value-type="float" office:value="1183539054.7948737" table:style-name="ce25">
            <text:p>1.183.539.055<text:s/></text:p>
          </table:table-cell>
          <table:table-cell office:value-type="float" office:value="131321695.25943734" table:style-name="ce25">
            <text:p>131.321.695<text:s/></text:p>
          </table:table-cell>
          <table:table-cell office:value-type="float" office:value="11885574834.980452" table:style-name="ce25">
            <text:p>11.885.574.835<text:s/></text:p>
          </table:table-cell>
          <table:table-cell office:value-type="float" office:value="59255030.920108922" table:style-name="ce25">
            <text:p>59.255.031<text:s/></text:p>
          </table:table-cell>
          <table:table-cell office:value-type="float" office:value="28955017853.489998" table:style-name="ce26">
            <text:p>28.955.017.853<text:s/></text:p>
          </table:table-cell>
          <table:table-cell table:style-name="ce17"/>
          <table:table-cell table:number-columns-repeated="16354" table:style-name="ce23"/>
        </table:table-row>
        <table:table-row table:style-name="ro9">
          <table:table-cell office:value-type="string" table:style-name="ce27">
            <text:p><text:s text:c="3"/>PRÓPRIA</text:p>
          </table:table-cell>
          <table:table-cell office:value-type="float" office:value="46973593.356507272" table:style-name="ce28">
            <text:p>46.973.593<text:s/></text:p>
          </table:table-cell>
          <table:table-cell office:value-type="float" office:value="123967838.75682765" table:style-name="ce28">
            <text:p>123.967.839<text:s/></text:p>
          </table:table-cell>
          <table:table-cell office:value-type="float" office:value="191848849.71793154" table:style-name="ce28">
            <text:p>191.848.850<text:s/></text:p>
          </table:table-cell>
          <table:table-cell office:value-type="float" office:value="23743998.380885284" table:style-name="ce28">
            <text:p>23.743.998<text:s/></text:p>
          </table:table-cell>
          <table:table-cell office:value-type="float" office:value="658590277.91500258" table:style-name="ce28">
            <text:p>658.590.278<text:s/></text:p>
          </table:table-cell>
          <table:table-cell office:value-type="float" office:value="534380473.44459546" table:style-name="ce28">
            <text:p>534.380.473<text:s/></text:p>
          </table:table-cell>
          <table:table-cell office:value-type="float" office:value="1447926742.4062712" table:style-name="ce28">
            <text:p>1.447.926.742<text:s/></text:p>
          </table:table-cell>
          <table:table-cell office:value-type="float" office:value="396318156.11491209" table:style-name="ce28">
            <text:p>396.318.156<text:s/></text:p>
          </table:table-cell>
          <table:table-cell office:value-type="float" office:value="384795142.28871936" table:style-name="ce28">
            <text:p>384.795.142<text:s/></text:p>
          </table:table-cell>
          <table:table-cell office:value-type="float" office:value="172024287.26709458" table:style-name="ce28">
            <text:p>172.024.287<text:s/></text:p>
          </table:table-cell>
          <table:table-cell office:value-type="float" office:value="1908962300.5264983" table:style-name="ce28">
            <text:p>1.908.962.301<text:s/></text:p>
          </table:table-cell>
          <table:table-cell office:value-type="float" office:value="227252893.00223187" table:style-name="ce28">
            <text:p>227.252.893<text:s/></text:p>
          </table:table-cell>
          <table:table-cell office:value-type="float" office:value="256460980.81750458" table:style-name="ce28">
            <text:p>256.460.981<text:s/></text:p>
          </table:table-cell>
          <table:table-cell office:value-type="float" office:value="317658091.74200314" table:style-name="ce28">
            <text:p>317.658.092<text:s/></text:p>
          </table:table-cell>
          <table:table-cell office:value-type="float" office:value="179867576.03108519" table:style-name="ce28">
            <text:p>179.867.576<text:s/></text:p>
          </table:table-cell>
          <table:table-cell office:value-type="float" office:value="493967792.82402802" table:style-name="ce28">
            <text:p>493.967.793<text:s/></text:p>
          </table:table-cell>
          <table:table-cell office:value-type="float" office:value="115823900.78448659" table:style-name="ce28">
            <text:p>115.823.901<text:s/></text:p>
          </table:table-cell>
          <table:table-cell office:value-type="float" office:value="1474775846.3405156" table:style-name="ce28">
            <text:p>1.474.775.846<text:s/></text:p>
          </table:table-cell>
          <table:table-cell office:value-type="float" office:value="3279229576.6394696" table:style-name="ce28">
            <text:p>3.279.229.577<text:s/></text:p>
          </table:table-cell>
          <table:table-cell office:value-type="float" office:value="151389682.57901764" table:style-name="ce28">
            <text:p>151.389.683<text:s/></text:p>
          </table:table-cell>
          <table:table-cell office:value-type="float" office:value="87470503.53373237" table:style-name="ce28">
            <text:p>87.470.504<text:s/></text:p>
          </table:table-cell>
          <table:table-cell office:value-type="float" office:value="28197358.977485903" table:style-name="ce28">
            <text:p>28.197.359<text:s/></text:p>
          </table:table-cell>
          <table:table-cell office:value-type="float" office:value="1756822830.5913045" table:style-name="ce28">
            <text:p>1.756.822.831<text:s/></text:p>
          </table:table-cell>
          <table:table-cell office:value-type="float" office:value="1064086412.7711385" table:style-name="ce28">
            <text:p>1.064.086.413<text:s/></text:p>
          </table:table-cell>
          <table:table-cell office:value-type="float" office:value="122769885.46174648" table:style-name="ce28">
            <text:p>122.769.885<text:s/></text:p>
          </table:table-cell>
          <table:table-cell office:value-type="float" office:value="10539476118.896566" table:style-name="ce28">
            <text:p>10.539.476.119<text:s/></text:p>
          </table:table-cell>
          <table:table-cell office:value-type="float" office:value="54900074.552437723" table:style-name="ce28">
            <text:p>54.900.075<text:s/></text:p>
          </table:table-cell>
          <table:table-cell office:value-type="float" office:value="26039681185.719997" table:style-name="ce29">
            <text:p>26.039.681.186<text:s/></text:p>
          </table:table-cell>
          <table:table-cell table:style-name="ce17"/>
          <table:table-cell table:number-columns-repeated="16354" table:style-name="ce23"/>
        </table:table-row>
        <table:table-row table:style-name="ro9">
          <table:table-cell office:value-type="string" table:style-name="ce27">
            <text:p><text:s text:c="3"/>DEMAIS</text:p>
          </table:table-cell>
          <table:table-cell office:value-type="float" office:value="2374328.1641713879" table:style-name="ce28">
            <text:p>2.374.328<text:s/></text:p>
          </table:table-cell>
          <table:table-cell office:value-type="float" office:value="7774289.7374840016" table:style-name="ce28">
            <text:p>7.774.290<text:s/></text:p>
          </table:table-cell>
          <table:table-cell office:value-type="float" office:value="21172284.20049217" table:style-name="ce28">
            <text:p>21.172.284<text:s/></text:p>
          </table:table-cell>
          <table:table-cell office:value-type="float" office:value="1790246.2415070473" table:style-name="ce28">
            <text:p>1.790.246<text:s/></text:p>
          </table:table-cell>
          <table:table-cell office:value-type="float" office:value="61019467.987340167" table:style-name="ce28">
            <text:p>61.019.468<text:s/></text:p>
          </table:table-cell>
          <table:table-cell office:value-type="float" office:value="59097265.639089197" table:style-name="ce28">
            <text:p>59.097.266<text:s/></text:p>
          </table:table-cell>
          <table:table-cell office:value-type="float" office:value="124666093.14903329" table:style-name="ce28">
            <text:p>124.666.093<text:s/></text:p>
          </table:table-cell>
          <table:table-cell office:value-type="float" office:value="36655097.401045054" table:style-name="ce28">
            <text:p>36.655.097<text:s/></text:p>
          </table:table-cell>
          <table:table-cell office:value-type="float" office:value="34731029.782297514" table:style-name="ce28">
            <text:p>34.731.030<text:s/></text:p>
          </table:table-cell>
          <table:table-cell office:value-type="float" office:value="13413634.556573631" table:style-name="ce28">
            <text:p>13.413.635<text:s/></text:p>
          </table:table-cell>
          <table:table-cell office:value-type="float" office:value="194398529.33983332" table:style-name="ce28">
            <text:p>194.398.529<text:s/></text:p>
          </table:table-cell>
          <table:table-cell office:value-type="float" office:value="17762429.030069433" table:style-name="ce28">
            <text:p>17.762.429<text:s/></text:p>
          </table:table-cell>
          <table:table-cell office:value-type="float" office:value="24030466.537423689" table:style-name="ce28">
            <text:p>24.030.467<text:s/></text:p>
          </table:table-cell>
          <table:table-cell office:value-type="float" office:value="26494271.284921519" table:style-name="ce28">
            <text:p>26.494.271<text:s/></text:p>
          </table:table-cell>
          <table:table-cell office:value-type="float" office:value="11858940.610116269" table:style-name="ce28">
            <text:p>11.858.941<text:s/></text:p>
          </table:table-cell>
          <table:table-cell office:value-type="float" office:value="52366027.054007776" table:style-name="ce28">
            <text:p>52.366.027<text:s/></text:p>
          </table:table-cell>
          <table:table-cell office:value-type="float" office:value="6591159.1371178133" table:style-name="ce28">
            <text:p>6.591.159<text:s/></text:p>
          </table:table-cell>
          <table:table-cell office:value-type="float" office:value="164774562.60194895" table:style-name="ce28">
            <text:p>164.774.563<text:s/></text:p>
          </table:table-cell>
          <table:table-cell office:value-type="float" office:value="373236936.37585771" table:style-name="ce28">
            <text:p>373.236.936<text:s/></text:p>
          </table:table-cell>
          <table:table-cell office:value-type="float" office:value="12083149.70912198" table:style-name="ce28">
            <text:p>12.083.150<text:s/></text:p>
          </table:table-cell>
          <table:table-cell office:value-type="float" office:value="7318143.6414385978" table:style-name="ce28">
            <text:p>7.318.144<text:s/></text:p>
          </table:table-cell>
          <table:table-cell office:value-type="float" office:value="1553113.3603669747" table:style-name="ce28">
            <text:p>1.553.113<text:s/></text:p>
          </table:table-cell>
          <table:table-cell office:value-type="float" office:value="181717077.95576087" table:style-name="ce28">
            <text:p>181.717.078<text:s/></text:p>
          </table:table-cell>
          <table:table-cell office:value-type="float" office:value="119452642.02373515" table:style-name="ce28">
            <text:p>119.452.642<text:s/></text:p>
          </table:table-cell>
          <table:table-cell office:value-type="float" office:value="8551809.7976908516" table:style-name="ce28">
            <text:p>8.551.810<text:s/></text:p>
          </table:table-cell>
          <table:table-cell office:value-type="float" office:value="1346098716.0838845" table:style-name="ce28">
            <text:p>1.346.098.716<text:s/></text:p>
          </table:table-cell>
          <table:table-cell office:value-type="float" office:value="4354956.3676711991" table:style-name="ce28">
            <text:p>4.354.956<text:s/></text:p>
          </table:table-cell>
          <table:table-cell office:value-type="float" office:value="2915336667.77" table:style-name="ce29">
            <text:p>2.915.336.668<text:s/></text:p>
          </table:table-cell>
          <table:table-cell table:number-columns-repeated="16355" table:style-name="ce1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86070679.67067866" table:style-name="ce21">
            <text:p>86.070.680<text:s/></text:p>
          </table:table-cell>
          <table:table-cell office:value-type="float" office:value="267901726.47431168" table:style-name="ce21">
            <text:p>267.901.726<text:s/></text:p>
          </table:table-cell>
          <table:table-cell office:value-type="float" office:value="969840779.63842368" table:style-name="ce21">
            <text:p>969.840.780<text:s/></text:p>
          </table:table-cell>
          <table:table-cell office:value-type="float" office:value="69363685.052392334" table:style-name="ce21">
            <text:p>69.363.685<text:s/></text:p>
          </table:table-cell>
          <table:table-cell office:value-type="float" office:value="1875127742.8123429" table:style-name="ce21">
            <text:p>1.875.127.743<text:s/></text:p>
          </table:table-cell>
          <table:table-cell office:value-type="float" office:value="1403519362.0436847" table:style-name="ce21">
            <text:p>1.403.519.362<text:s/></text:p>
          </table:table-cell>
          <table:table-cell office:value-type="float" office:value="8604068603.9553051" table:style-name="ce21">
            <text:p>8.604.068.604<text:s/></text:p>
          </table:table-cell>
          <table:table-cell office:value-type="float" office:value="1538091673.5959573" table:style-name="ce21">
            <text:p>1.538.091.674<text:s/></text:p>
          </table:table-cell>
          <table:table-cell office:value-type="float" office:value="1105378246.7210169" table:style-name="ce21">
            <text:p>1.105.378.247<text:s/></text:p>
          </table:table-cell>
          <table:table-cell office:value-type="float" office:value="488030756.95366824" table:style-name="ce21">
            <text:p>488.030.757<text:s/></text:p>
          </table:table-cell>
          <table:table-cell office:value-type="float" office:value="5234106672.8463316" table:style-name="ce21">
            <text:p>5.234.106.673<text:s/></text:p>
          </table:table-cell>
          <table:table-cell office:value-type="float" office:value="505615231.83230132" table:style-name="ce21">
            <text:p>505.615.232<text:s/></text:p>
          </table:table-cell>
          <table:table-cell office:value-type="float" office:value="627161093.22492826" table:style-name="ce21">
            <text:p>627.161.093<text:s/></text:p>
          </table:table-cell>
          <table:table-cell office:value-type="float" office:value="750998535.40692472" table:style-name="ce21">
            <text:p>750.998.535<text:s/></text:p>
          </table:table-cell>
          <table:table-cell office:value-type="float" office:value="437426361.2612015" table:style-name="ce21">
            <text:p>437.426.361<text:s/></text:p>
          </table:table-cell>
          <table:table-cell office:value-type="float" office:value="1618468939.4980357" table:style-name="ce21">
            <text:p>1.618.468.939<text:s/></text:p>
          </table:table-cell>
          <table:table-cell office:value-type="float" office:value="273156481.33160442" table:style-name="ce21">
            <text:p>273.156.481<text:s/></text:p>
          </table:table-cell>
          <table:table-cell office:value-type="float" office:value="4883546116.5824642" table:style-name="ce21">
            <text:p>4.883.546.117<text:s/></text:p>
          </table:table-cell>
          <table:table-cell office:value-type="float" office:value="15125718207.965326" table:style-name="ce21">
            <text:p>15.125.718.208<text:s/></text:p>
          </table:table-cell>
          <table:table-cell office:value-type="float" office:value="395113518.21813965" table:style-name="ce21">
            <text:p>395.113.518<text:s/></text:p>
          </table:table-cell>
          <table:table-cell office:value-type="float" office:value="212246053.30517095" table:style-name="ce21">
            <text:p>212.246.053<text:s/></text:p>
          </table:table-cell>
          <table:table-cell office:value-type="float" office:value="69867675.81785287" table:style-name="ce21">
            <text:p>69.867.676<text:s/></text:p>
          </table:table-cell>
          <table:table-cell office:value-type="float" office:value="4734233901.6870651" table:style-name="ce21">
            <text:p>4.734.233.902<text:s/></text:p>
          </table:table-cell>
          <table:table-cell office:value-type="float" office:value="3547932508.4348736" table:style-name="ce21">
            <text:p>3.547.932.508<text:s/></text:p>
          </table:table-cell>
          <table:table-cell office:value-type="float" office:value="296153263.58943731" table:style-name="ce21">
            <text:p>296.153.264<text:s/></text:p>
          </table:table-cell>
          <table:table-cell office:value-type="float" office:value="39982270836.690453" table:style-name="ce21">
            <text:p>39.982.270.837<text:s/></text:p>
          </table:table-cell>
          <table:table-cell office:value-type="float" office:value="137525177.47010893" table:style-name="ce21">
            <text:p>137.525.177<text:s/></text:p>
          </table:table-cell>
          <table:table-cell office:value-type="float" office:value="95238933832.080002" table:style-name="ce22">
            <text:p>95.238.933.832<text:s/></text:p>
          </table:table-cell>
          <table:table-cell table:number-columns-repeated="16355"/>
        </table:table-row>
        <table:table-row table:style-name="ro9">
          <table:table-cell office:value-type="string" table:style-name="ce27">
            <text:p>ADMINISTRADAS POR OUTROS ÓRGÃOS [D]</text:p>
          </table:table-cell>
          <table:table-cell office:value-type="float" office:value="520559.13035026897" table:style-name="ce15">
            <text:p>520.559<text:s/></text:p>
          </table:table-cell>
          <table:table-cell office:value-type="float" office:value="5227385.930377393" table:style-name="ce15">
            <text:p>5.227.386<text:s/></text:p>
          </table:table-cell>
          <table:table-cell office:value-type="float" office:value="5479646.2352216719" table:style-name="ce15">
            <text:p>5.479.646<text:s/></text:p>
          </table:table-cell>
          <table:table-cell office:value-type="float" office:value="712015.75305981294" table:style-name="ce15">
            <text:p>712.016<text:s/></text:p>
          </table:table-cell>
          <table:table-cell office:value-type="float" office:value="21012235.711179823" table:style-name="ce15">
            <text:p>21.012.236<text:s/></text:p>
          </table:table-cell>
          <table:table-cell office:value-type="float" office:value="12310892.947379695" table:style-name="ce15">
            <text:p>12.310.893<text:s/></text:p>
          </table:table-cell>
          <table:table-cell office:value-type="float" office:value="12340272.097721402" table:style-name="ce15">
            <text:p>12.340.272<text:s/></text:p>
          </table:table-cell>
          <table:table-cell office:value-type="float" office:value="15100016.602556586" table:style-name="ce15">
            <text:p>15.100.017<text:s/></text:p>
          </table:table-cell>
          <table:table-cell office:value-type="float" office:value="15211316.662966423" table:style-name="ce15">
            <text:p>15.211.317<text:s/></text:p>
          </table:table-cell>
          <table:table-cell office:value-type="float" office:value="5946978.5317035196" table:style-name="ce15">
            <text:p>5.946.979<text:s/></text:p>
          </table:table-cell>
          <table:table-cell office:value-type="float" office:value="43865694.559112854" table:style-name="ce15">
            <text:p>43.865.695<text:s/></text:p>
          </table:table-cell>
          <table:table-cell office:value-type="float" office:value="4473196.7517246883" table:style-name="ce15">
            <text:p>4.473.197<text:s/></text:p>
          </table:table-cell>
          <table:table-cell office:value-type="float" office:value="11116937.178062789" table:style-name="ce15">
            <text:p>11.116.937<text:s/></text:p>
          </table:table-cell>
          <table:table-cell office:value-type="float" office:value="7885456.5469691064" table:style-name="ce15">
            <text:p>7.885.457<text:s/></text:p>
          </table:table-cell>
          <table:table-cell office:value-type="float" office:value="6208612.9916206868" table:style-name="ce15">
            <text:p>6.208.613<text:s/></text:p>
          </table:table-cell>
          <table:table-cell office:value-type="float" office:value="54482723.393540151" table:style-name="ce15">
            <text:p>54.482.723<text:s/></text:p>
          </table:table-cell>
          <table:table-cell office:value-type="float" office:value="2651576.7373600779" table:style-name="ce15">
            <text:p>2.651.577<text:s/></text:p>
          </table:table-cell>
          <table:table-cell office:value-type="float" office:value="31088632.705154873" table:style-name="ce15">
            <text:p>31.088.633<text:s/></text:p>
          </table:table-cell>
          <table:table-cell office:value-type="float" office:value="1361215178.324322" table:style-name="ce15">
            <text:p>1.361.215.178<text:s/></text:p>
          </table:table-cell>
          <table:table-cell office:value-type="float" office:value="4524723.3280027416" table:style-name="ce15">
            <text:p>4.524.723<text:s/></text:p>
          </table:table-cell>
          <table:table-cell office:value-type="float" office:value="1739062.1035331408" table:style-name="ce15">
            <text:p>1.739.062<text:s/></text:p>
          </table:table-cell>
          <table:table-cell office:value-type="float" office:value="241264.96546125956" table:style-name="ce15">
            <text:p>241.265<text:s/></text:p>
          </table:table-cell>
          <table:table-cell office:value-type="float" office:value="32545224.982333831" table:style-name="ce15">
            <text:p>32.545.225<text:s/></text:p>
          </table:table-cell>
          <table:table-cell office:value-type="float" office:value="27537670.920770738" table:style-name="ce15">
            <text:p>27.537.671<text:s/></text:p>
          </table:table-cell>
          <table:table-cell office:value-type="float" office:value="8541760.495111268" table:style-name="ce15">
            <text:p>8.541.760<text:s/></text:p>
          </table:table-cell>
          <table:table-cell office:value-type="float" office:value="157716193.25733751" table:style-name="ce15">
            <text:p>157.716.193<text:s/></text:p>
          </table:table-cell>
          <table:table-cell office:value-type="float" office:value="2067535.307061638" table:style-name="ce15">
            <text:p>2.067.535<text:s/></text:p>
          </table:table-cell>
          <table:table-cell office:value-type="float" office:value="1851762764.1499953" table:style-name="ce16">
            <text:p>1.851.762.764<text:s/></text:p>
          </table:table-cell>
          <table:table-cell table:number-columns-repeated="16355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86591238.801028922" table:style-name="ce21">
            <text:p>86.591.239<text:s/></text:p>
          </table:table-cell>
          <table:table-cell office:value-type="float" office:value="273129112.40468907" table:style-name="ce21">
            <text:p>273.129.112<text:s/></text:p>
          </table:table-cell>
          <table:table-cell office:value-type="float" office:value="975320425.87364531" table:style-name="ce21">
            <text:p>975.320.426<text:s/></text:p>
          </table:table-cell>
          <table:table-cell office:value-type="float" office:value="70075700.805452153" table:style-name="ce21">
            <text:p>70.075.701<text:s/></text:p>
          </table:table-cell>
          <table:table-cell office:value-type="float" office:value="1896139978.5235226" table:style-name="ce21">
            <text:p>1.896.139.979<text:s/></text:p>
          </table:table-cell>
          <table:table-cell office:value-type="float" office:value="1415830254.9910643" table:style-name="ce21">
            <text:p>1.415.830.255<text:s/></text:p>
          </table:table-cell>
          <table:table-cell office:value-type="float" office:value="8616408876.0530262" table:style-name="ce21">
            <text:p>8.616.408.876<text:s/></text:p>
          </table:table-cell>
          <table:table-cell office:value-type="float" office:value="1553191690.198514" table:style-name="ce21">
            <text:p>1.553.191.690<text:s/></text:p>
          </table:table-cell>
          <table:table-cell office:value-type="float" office:value="1120589563.3839834" table:style-name="ce21">
            <text:p>1.120.589.563<text:s/></text:p>
          </table:table-cell>
          <table:table-cell office:value-type="float" office:value="493977735.48537177" table:style-name="ce21">
            <text:p>493.977.735<text:s/></text:p>
          </table:table-cell>
          <table:table-cell office:value-type="float" office:value="5277972367.4054441" table:style-name="ce21">
            <text:p>5.277.972.367<text:s/></text:p>
          </table:table-cell>
          <table:table-cell office:value-type="float" office:value="510088428.58402598" table:style-name="ce21">
            <text:p>510.088.429<text:s/></text:p>
          </table:table-cell>
          <table:table-cell office:value-type="float" office:value="638278030.40299106" table:style-name="ce21">
            <text:p>638.278.030<text:s/></text:p>
          </table:table-cell>
          <table:table-cell office:value-type="float" office:value="758883991.95389378" table:style-name="ce21">
            <text:p>758.883.992<text:s/></text:p>
          </table:table-cell>
          <table:table-cell office:value-type="float" office:value="443634974.25282216" table:style-name="ce21">
            <text:p>443.634.974<text:s/></text:p>
          </table:table-cell>
          <table:table-cell office:value-type="float" office:value="1672951662.8915758" table:style-name="ce21">
            <text:p>1.672.951.663<text:s/></text:p>
          </table:table-cell>
          <table:table-cell office:value-type="float" office:value="275808058.06896448" table:style-name="ce21">
            <text:p>275.808.058<text:s/></text:p>
          </table:table-cell>
          <table:table-cell office:value-type="float" office:value="4914634749.2876186" table:style-name="ce21">
            <text:p>4.914.634.749<text:s/></text:p>
          </table:table-cell>
          <table:table-cell office:value-type="float" office:value="16486933386.289648" table:style-name="ce21">
            <text:p>16.486.933.386<text:s/></text:p>
          </table:table-cell>
          <table:table-cell office:value-type="float" office:value="399638241.5461424" table:style-name="ce21">
            <text:p>399.638.242<text:s/></text:p>
          </table:table-cell>
          <table:table-cell office:value-type="float" office:value="213985115.4087041" table:style-name="ce21">
            <text:p>213.985.115<text:s/></text:p>
          </table:table-cell>
          <table:table-cell office:value-type="float" office:value="70108940.783314124" table:style-name="ce21">
            <text:p>70.108.941<text:s/></text:p>
          </table:table-cell>
          <table:table-cell office:value-type="float" office:value="4766779126.6693993" table:style-name="ce21">
            <text:p>4.766.779.127<text:s/></text:p>
          </table:table-cell>
          <table:table-cell office:value-type="float" office:value="3575470179.3556442" table:style-name="ce21">
            <text:p>3.575.470.179<text:s/></text:p>
          </table:table-cell>
          <table:table-cell office:value-type="float" office:value="304695024.08454859" table:style-name="ce21">
            <text:p>304.695.024<text:s/></text:p>
          </table:table-cell>
          <table:table-cell office:value-type="float" office:value="40139987029.947792" table:style-name="ce21">
            <text:p>40.139.987.030<text:s/></text:p>
          </table:table-cell>
          <table:table-cell office:value-type="float" office:value="139592712.77717057" table:style-name="ce21">
            <text:p>139.592.713<text:s/></text:p>
          </table:table-cell>
          <table:table-cell office:value-type="float" office:value="97090696596.229996" table:style-name="ce22">
            <text:p>97.090.696.596<text:s/></text:p>
          </table:table-cell>
          <table:table-cell table:number-columns-repeated="16355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7"/>
          <table:table-cell table:number-columns-repeated="16355"/>
        </table:table-row>
        <table:table-row table:number-rows-repeated="3" table:style-name="ro6">
          <table:table-cell table:style-name="ce7"/>
          <table:table-cell table:number-columns-repeated="28" table:style-name="ce17"/>
          <table:table-cell table:number-columns-repeated="16355"/>
        </table:table-row>
        <table:table-row table:style-name="ro6">
          <table:table-cell table:style-name="ce7"/>
          <table:table-cell table:style-name="ce17"/>
          <table:table-cell table:number-columns-repeated="26" table:style-name="ce1"/>
          <table:table-cell table:style-name="ce8"/>
          <table:table-cell table:number-columns-repeated="16355"/>
        </table:table-row>
        <table:table-row table:number-rows-repeated="65478" table:style-name="ro6">
          <table:table-cell table:style-name="ce7"/>
          <table:table-cell table:number-columns-repeated="27" table:style-name="ce1"/>
          <table:table-cell table:style-name="ce8"/>
          <table:table-cell table:number-columns-repeated="16355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5-07-15T14:45:51Z</dc:date>
    <meta:print-date>2011-05-12T16:46:54Z</meta:print-date>
    <meta:editing-cycles>38</meta:editing-cycles>
    <meta:editing-duration>PT3960S</meta:editing-duration>
  </office:meta>
</office:document-meta>
</file>